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TablePreview1.svm"/>
  <manifest:file-entry manifest:media-type="image/png" manifest:full-path="Pictures/1000020100000B40000006DC77222391.png"/>
  <manifest:file-entry manifest:media-type="image/png" manifest:full-path="Pictures/1000000000000390000002F4411BA0E0.png"/>
  <manifest:file-entry manifest:media-type="image/png" manifest:full-path="Pictures/10000000000000200000002000309F1C.png"/>
  <manifest:file-entry manifest:media-type="image/png" manifest:full-path="Pictures/10000000000002A600000098B5CFA37F.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mil:type="barWipe" smil:subtype="leftToRight"/>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 style:family="graphic" style:parent-style-name="standard">
      <style:graphic-properties draw:stroke="none" draw:fill="none" draw:fill-color="#ffffff" draw:textarea-horizontal-align="justify" draw:textarea-vertical-align="bottom" draw:auto-grow-height="false" fo:padding-top="0.139cm" fo:padding-bottom="0.139cm" fo:padding-left="0.276cm" fo:padding-right="0.276cm"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6"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8"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 style:family="graphic" style:parent-style-name="standard">
      <style:graphic-properties draw:stroke="solid" svg:stroke-width="0.053cm" svg:stroke-color="#996633" draw:stroke-linejoin="miter" draw:fill="solid" draw:fill-color="#ffffff" draw:textarea-horizontal-align="justify" draw:textarea-vertical-align="top" draw:auto-grow-height="true" fo:min-height="0.665cm" fo:min-width="7.639cm" fo:padding-top="0.13cm" fo:padding-bottom="0.13cm" fo:padding-left="0.25cm" fo:padding-right="0.25cm" fo:wrap-option="no-wrap"/>
    </style:style>
    <style:style style:name="gr10" style:family="graphic" style:parent-style-name="Object_20_with_20_no_20_fill_20_and_20_no_20_line">
      <style:graphic-properties draw:textarea-horizontal-align="center"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graphic-properties style:protect="size"/>
    </style:style>
    <style:style style:name="gr14" style:family="graphic" style:parent-style-name="standard" style:list-style-name="L10">
      <style:graphic-properties draw:stroke="none" draw:fill="none"/>
    </style:style>
    <style:style style:name="gr15" style:family="graphic" style:parent-style-name="standard">
      <style:graphic-properties draw:stroke="none" draw:fill="none" draw:fill-color="#ffffff" draw:textarea-horizontal-align="justify" draw:textarea-vertical-align="middle" draw:auto-grow-height="false" fo:padding-top="0.141cm" fo:padding-bottom="0.141cm" fo:padding-left="0.271cm" fo:padding-right="0.271cm" fo:wrap-option="wrap"/>
    </style:style>
    <style:style style:name="gr16"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7" style:family="graphic" style:parent-style-name="standard">
      <style:graphic-properties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18" style:family="graphic" style:parent-style-name="objectwithoutfill">
      <style:graphic-properties draw:marker-end="Arrow" draw:marker-end-width="0.3cm" draw:fill="none" draw:textarea-horizontal-align="center"/>
    </style:style>
    <style:style style:name="gr19"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0"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pr1" style:family="presentation" style:parent-style-name="Default-notes">
      <style:graphic-properties draw:stroke="none" draw:fill="none" draw:fill-color="#ffffff" draw:auto-grow-height="true" fo:min-height="12.732cm"/>
    </style:style>
    <style:style style:name="pr2" style:family="presentation" style:parent-style-name="Default-outline1" style:list-style-name="L5">
      <style:graphic-properties fo:min-height="12.323cm"/>
    </style:style>
    <style:style style:name="pr3" style:family="presentation" style:parent-style-name="Default-outline1" style:list-style-name="L5">
      <style:graphic-properties fo:min-height="12.323cm"/>
    </style:style>
    <style:style style:name="pr4" style:family="presentation" style:parent-style-name="Default-outline1" style:list-style-name="L5">
      <style:graphic-properties fo:min-height="12.323cm"/>
    </style:style>
    <style:style style:name="pr5" style:family="presentation" style:parent-style-name="Default-notes">
      <style:graphic-properties draw:fill-color="#ffffff" fo:min-height="12.732cm"/>
    </style:style>
    <style:style style:name="pr6" style:family="presentation" style:parent-style-name="Default-outline1" style:list-style-name="L5">
      <style:graphic-properties fo:min-height="12.323cm"/>
    </style:style>
    <style:style style:name="pr7" style:family="presentation" style:parent-style-name="Default-title">
      <style:graphic-properties draw:auto-grow-height="true" fo:min-height="3.12cm"/>
    </style:style>
    <style:style style:name="pr8" style:family="presentation" style:parent-style-name="Default-outline1">
      <style:graphic-properties fo:min-height="12.323cm"/>
    </style:style>
    <style:style style:name="pr9" style:family="presentation" style:parent-style-name="Default-notes">
      <style:graphic-properties draw:fill-color="#ffffff" draw:auto-grow-height="true" fo:min-height="12.732cm"/>
    </style:style>
    <style:style style:name="pr10" style:family="presentation" style:parent-style-name="Default-title">
      <style:graphic-properties draw:auto-grow-height="true" fo:min-height="2.894cm"/>
    </style:style>
    <style:style style:name="pr11" style:family="presentation" style:parent-style-name="Default-outline1" style:list-style-name="L18">
      <style:graphic-properties fo:min-height="12.323cm"/>
    </style:style>
    <style:style style:name="pr12" style:family="presentation" style:parent-style-name="Default-notes">
      <style:graphic-properties draw:fill-color="#ffffff" fo:min-height="12.727cm"/>
    </style:style>
    <style:style style:name="co1" style:family="table-column">
      <style:table-column-properties style:column-width="8.95cm" style:use-optimal-column-width="false"/>
    </style:style>
    <style:style style:name="co2" style:family="table-column">
      <style:table-column-properties style:column-width="7.641cm" style:use-optimal-column-width="false"/>
    </style:style>
    <style:style style:name="co3" style:family="table-column">
      <style:table-column-properties style:column-width="7.645cm" style:use-optimal-column-width="false"/>
    </style:style>
    <style:style style:name="ro1" style:family="table-row">
      <style:table-row-properties style:row-height="1.704cm"/>
    </style:style>
    <style:style style:name="ro2" style:family="table-row">
      <style:table-row-properties style:row-height="1.029cm"/>
    </style:style>
    <style:style style:name="ro3" style:family="table-row">
      <style:table-row-properties style:row-height="0.927cm"/>
    </style:style>
    <style:style style:name="ro4" style:family="table-row">
      <style:table-row-properties style:row-height="1.036cm"/>
    </style:style>
    <style:style style:name="ro5" style:family="table-row">
      <style:table-row-properties style:row-height="0.994cm"/>
    </style:style>
    <style:style style:name="ce1" style:family="table-cell">
      <style:graphic-properties draw:fill="solid" draw:fill-color="#ffffff" style:repeat="repeat"/>
      <style:paragraph-properties fo:border="0.001cm solid #000000"/>
    </style:style>
    <style:style style:name="ce2" style:family="table-cell">
      <style:graphic-properties draw:fill="solid" draw:fill-color="#ffffff" style:repeat="repeat"/>
      <style:paragraph-properties fo:border="0.001cm solid #000000"/>
      <style:text-properties fo:font-style="italic" style:font-style-asian="italic" style:font-style-complex="italic"/>
    </style:style>
    <style:style style:name="P1" style:family="paragraph">
      <style:paragraph-properties fo:margin-left="0cm" fo:margin-right="0cm" fo:line-height="102%" fo:text-align="start" fo:text-indent="0cm" style:punctuation-wrap="hanging" style:line-break="strict">
        <style:tab-stops>
          <style:tab-stop style:position="0cm"/>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71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 style:position="24.897cm"/>
          <style:tab-stop style:position="26.145cm"/>
          <style:tab-stop style:position="27.393cm"/>
          <style:tab-stop style:position="28.672cm"/>
          <style:tab-stop style:position="29.942cm"/>
          <style:tab-stop style:position="29.946cm"/>
          <style:tab-stop style:position="29.95cm"/>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158cm" fo:margin-bottom="0cm" fo:line-height="102%" fo:text-align="center" fo:text-indent="0cm" style:punctuation-wrap="hanging" style:line-break="strict"/>
    </style:style>
    <style:style style:name="P4" style:family="paragraph">
      <style:paragraph-properties fo:margin-left="0cm" fo:margin-right="0cm" fo:line-height="93%" fo:text-align="end" fo:text-indent="0cm" style:punctuation-wrap="hanging" style:line-break="strict"/>
    </style:style>
    <style:style style:name="P5" style:family="paragraph">
      <style:paragraph-properties fo:margin-left="0cm" fo:margin-right="0cm" fo:line-height="102%" fo:text-indent="0cm" style:punctuation-wrap="hanging" style:line-break="strict"/>
    </style:style>
    <style:style style:name="P6" style:family="paragraph">
      <style:paragraph-properties fo:margin-left="0cm" fo:margin-right="0cm" fo:margin-top="0.158cm" fo:margin-bottom="0cm" fo:line-height="102%" fo:text-indent="0cm" style:punctuation-wrap="hanging" style:line-break="strict"/>
    </style:style>
    <style:style style:name="P7" style:family="paragraph">
      <style:paragraph-properties fo:margin-left="0cm" fo:margin-right="0cm" fo:margin-top="0.158cm" fo:margin-bottom="0cm" fo:line-height="102%" fo:text-align="start" fo:text-indent="0cm" style:punctuation-wrap="hanging" style:line-break="strict" style:writing-mode="lr-tb"/>
    </style:style>
    <style:style style:name="P8" style:family="paragraph">
      <style:paragraph-properties fo:margin-left="0cm" fo:margin-right="0cm" fo:line-height="102%" fo:text-indent="0cm" style:punctuation-wrap="hanging" style:line-break="strict" style:writing-mode="lr-tb" style:font-independent-line-spacing="true"/>
      <style:text-properties fo:font-size="18pt"/>
    </style:style>
    <style:style style:name="P9" style:family="paragraph">
      <style:paragraph-properties fo:margin-left="0cm" fo:margin-right="0cm" fo:margin-top="0.158cm" fo:margin-bottom="0cm" fo:line-height="102%" fo:text-indent="0cm" style:punctuation-wrap="hanging" style:line-break="strict" style:writing-mode="lr-tb"/>
    </style:style>
    <style:style style:name="P10" style:family="paragraph">
      <style:paragraph-properties fo:margin-left="0.886cm" fo:margin-right="0cm" fo:margin-top="0.158cm" fo:margin-bottom="0cm" fo:line-height="102%" fo:text-indent="-0.886cm" style:punctuation-wrap="hanging" style:line-break="strict" style:writing-mode="lr-tb"/>
    </style:style>
    <style:style style:name="P11"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8pt"/>
    </style:style>
    <style:style style:name="P12" style:family="paragraph">
      <style:paragraph-properties fo:margin-left="0cm" fo:margin-right="0cm" fo:line-height="93%" fo:text-align="end" fo:text-indent="0cm" style:punctuation-wrap="hanging" style:line-break="strict" style:writing-mode="lr-tb" style:font-independent-line-spacing="true"/>
      <style:text-properties fo:font-size="18pt"/>
    </style:style>
    <style:style style:name="P13" style:family="paragraph">
      <style:text-properties fo:font-size="12pt"/>
    </style:style>
    <style:style style:name="P14" style:family="paragraph">
      <style:paragraph-properties fo:margin-left="0cm" fo:margin-right="0cm" fo:line-height="100%" fo:text-indent="0cm" style:punctuation-wrap="hanging" style:line-break="strict"/>
    </style:style>
    <style:style style:name="P15" style:family="paragraph">
      <style:paragraph-properties fo:margin-left="0cm" fo:margin-right="0cm" fo:line-height="100%" fo:text-indent="0cm" style:punctuation-wrap="hanging" style:line-break="strict" style:writing-mode="lr-tb" style:font-independent-line-spacing="true"/>
    </style:style>
    <style:style style:name="P16" style:family="paragraph">
      <style:paragraph-properties fo:margin-left="2.06cm" fo:margin-right="0cm" fo:text-indent="0cm"/>
    </style:style>
    <style:style style:name="P17" style:family="paragraph">
      <style:paragraph-properties fo:text-align="center"/>
    </style:style>
    <style:style style:name="P18" style:family="paragraph">
      <style:text-properties fo:color="#000000" fo:font-family="Verdana" style:font-family-generic="swiss" style:font-pitch="variable" fo:font-size="18pt" fo:text-shadow="none"/>
    </style:style>
    <style:style style:name="P19" style:family="paragraph">
      <style:paragraph-properties fo:margin-left="0.89cm" fo:margin-right="0cm" fo:margin-top="0.158cm" fo:margin-bottom="0cm" fo:line-height="102%" fo:text-indent="0cm" style:punctuation-wrap="hanging" style:line-break="strict"/>
    </style:style>
    <style:style style:name="P20" style:family="paragraph">
      <style:paragraph-properties fo:margin-left="1.852cm" fo:margin-right="0cm" fo:margin-top="0.158cm" fo:margin-bottom="0cm" fo:line-height="102%" fo:text-indent="-0.891cm" style:punctuation-wrap="hanging" style:line-break="strict"/>
    </style:style>
    <style:style style:name="P21" style:family="paragraph">
      <style:paragraph-properties fo:margin-left="1.852cm" fo:margin-right="0cm" fo:margin-top="0.158cm" fo:margin-bottom="0cm" fo:line-height="102%" fo:text-indent="-0.891cm"/>
    </style:style>
    <style:style style:name="P22" style:family="paragraph">
      <style:paragraph-properties fo:margin-left="1.852cm" fo:margin-right="0cm" fo:margin-top="0.158cm" fo:margin-bottom="0cm" fo:line-height="102%" fo:text-indent="-0.891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0000" fo:font-family="'Courier New'" style:font-family-generic="modern" style:font-pitch="fixed" fo:font-size="14pt" fo:language="en" fo:country="US" fo:font-weight="bold" style:font-family-asian="'DejaVu Sans'" style:font-pitch-asian="variable" style:font-size-asian="14pt" style:font-weight-asian="bold" style:font-family-complex="'DejaVu Sans'" style:font-pitch-complex="variable" style:font-size-complex="14pt" style:font-weight-complex="bold"/>
    </style:style>
    <style:style style:name="P23" style:family="paragraph">
      <style:paragraph-properties fo:line-height="101%"/>
    </style:style>
    <style:style style:name="P24" style:family="paragraph">
      <style:paragraph-properties fo:margin-left="0.89cm" fo:margin-right="0cm" fo:margin-top="0.158cm" fo:margin-bottom="0cm" fo:line-height="102%" fo:text-indent="0cm" style:punctuation-wrap="hanging" style:line-break="strict" style:writing-mode="lr-tb" style:font-independent-line-spacing="true"/>
      <style:text-properties fo:font-size="18pt"/>
    </style:style>
    <style:style style:name="P25" style:family="paragraph">
      <style:paragraph-properties fo:margin-left="0cm" fo:margin-right="0cm" fo:margin-top="0.211cm" fo:margin-bottom="0cm" fo:line-height="90%" fo:text-indent="0cm" style:punctuation-wrap="hanging" style:line-break="strict"/>
    </style:style>
    <style:style style:name="P26" style:family="paragraph">
      <style:paragraph-properties fo:margin-left="0cm" fo:margin-right="0cm" fo:margin-top="0.211cm" fo:margin-bottom="0cm" fo:line-height="90%" fo:text-align="start" fo:text-indent="0cm" style:punctuation-wrap="hanging" style:line-break="strict" style:writing-mode="lr-tb"/>
    </style:style>
    <style:style style:name="P27" style:family="paragraph">
      <style:paragraph-properties fo:margin-left="0.78cm" fo:margin-right="0cm" fo:margin-top="0.158cm" fo:margin-bottom="0cm" fo:line-height="102%" fo:text-indent="-0.78cm" style:punctuation-wrap="hanging" style:line-break="strict" style:writing-mode="lr-tb"/>
    </style:style>
    <style:style style:name="P28" style:family="paragraph">
      <style:paragraph-properties fo:margin-left="0.886cm" fo:margin-right="0cm" fo:margin-top="0.158cm" fo:margin-bottom="0cm" fo:line-height="102%" fo:text-align="start" fo:text-indent="-0.886cm" style:punctuation-wrap="hanging" style:line-break="strict" style:writing-mode="lr-tb"/>
    </style:style>
    <style:style style:name="P29" style:family="paragraph">
      <style:paragraph-properties fo:margin-left="0cm" fo:margin-right="0cm" fo:text-indent="0cm"/>
    </style:style>
    <style:style style:name="P30" style:family="paragraph">
      <style:text-properties fo:font-size="20pt" style:font-size-asian="20pt" style:font-size-complex="20pt"/>
    </style:style>
    <style:style style:name="P31" style:family="paragraph">
      <style:paragraph-properties fo:margin-left="0.886cm" fo:margin-right="0cm" fo:margin-top="0.141cm" fo:margin-bottom="0cm" fo:line-height="102%" fo:text-align="start" fo:text-indent="-0.886cm" style:punctuation-wrap="hanging" style:line-break="strict" style:writing-mode="lr-tb"/>
    </style:style>
    <style:style style:name="P32" style:family="paragraph">
      <style:paragraph-properties fo:margin-left="0.886cm" fo:margin-right="0cm" fo:margin-top="0.141cm" fo:margin-bottom="0cm" fo:line-height="102%" fo:text-align="start" fo:text-indent="-0.886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32cm"/>
          <style:tab-stop style:position="26.568cm"/>
          <style:tab-stop style:position="27.816cm"/>
          <style:tab-stop style:position="29.064cm"/>
        </style:tab-stops>
      </style:paragraph-properties>
    </style:style>
    <style:style style:name="P33" style:family="paragraph">
      <style:paragraph-properties fo:margin-left="0cm" fo:margin-right="0cm" fo:margin-top="0.141cm" fo:margin-bottom="0cm" fo:line-height="102%" fo:text-align="start" fo:text-indent="0cm" style:punctuation-wrap="hanging" style:line-break="strict" style:writing-mode="lr-tb"/>
    </style:style>
    <style:style style:name="T1" style:family="text">
      <style:text-properties fo:color="#000000" fo:font-family="Verdana" style:font-family-generic="swiss" style:font-pitch="variable" fo:font-size="28pt" fo:language="en" fo:country="US" style:font-size-asian="28pt" style:font-size-complex="28pt"/>
    </style:style>
    <style:style style:name="T2" style:family="text">
      <style:text-properties fo:color="#000000" fo:font-family="Verdana" style:font-family-generic="swiss" style:font-pitch="variable" fo:language="en" fo:country="US"/>
    </style:style>
    <style:style style:name="T3" style:family="text">
      <style:text-properties fo:color="#000000" fo:font-family="Verdana" style:font-style-name="Regular" style:font-family-generic="swiss" fo:language="en" fo:country="US" style:font-family-asian="Verdana" style:font-style-name-asian="Regular" style:font-family-generic-asian="swiss" style:font-family-complex="Verdana" style:font-style-name-complex="Regular" style:font-family-generic-complex="swiss"/>
    </style:style>
    <style:style style:name="T4" style:family="text">
      <style:text-properties fo:color="#000000" fo:font-family="Verdana" style:font-family-generic="swiss" style:font-pitch="variable" fo:font-size="16pt" fo:language="en" fo:country="US" style:font-size-asian="16pt" style:font-size-complex="16pt"/>
    </style:style>
    <style:style style:name="T5" style:family="text">
      <style:text-properties fo:color="#000000" fo:font-family="'Times New Roman'" style:font-family-generic="roman" style:font-pitch="variable" fo:font-size="13pt" fo:language="en" fo:country="US" style:font-size-asian="13pt" style:font-size-complex="13pt"/>
    </style:style>
    <style:style style:name="T6" style:family="text">
      <style:text-properties fo:color="#000000" style:text-line-through-style="none" style:text-position="0% 100%" fo:font-family="Verdana" style:font-family-generic="swiss" style:font-pitch="variable" fo:font-size="18pt" fo:language="en" fo:country="US"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7" style:family="text">
      <style:text-properties fo:color="#000000" fo:font-family="Verdana" style:font-family-generic="swiss" style:font-pitch="variable" fo:font-size="40pt" fo:language="en" fo:country="GB" fo:font-weight="bold" style:font-size-asian="40pt" style:font-weight-asian="bold" style:font-size-complex="40pt" style:font-weight-complex="bold"/>
    </style:style>
    <style:style style:name="T8" style:family="text">
      <style:text-properties fo:color="#000000" fo:font-family="Verdana" style:font-family-generic="swiss" style:font-pitch="variable" fo:font-size="20pt" fo:language="en" fo:country="US" style:font-size-asian="20pt" style:font-size-complex="20pt"/>
    </style:style>
    <style:style style:name="T9" style:family="text">
      <style:text-properties fo:color="#000000" fo:font-family="Verdana" style:font-family-generic="swiss" style:font-pitch="variable" fo:font-size="18pt" fo:language="en" fo:country="US"/>
    </style:style>
    <style:style style:name="T10" style:family="text">
      <style:text-properties fo:color="#000000" fo:font-family="Verdana" style:font-family-generic="swiss" style:font-pitch="variable" fo:language="en" fo:country="GB"/>
    </style:style>
    <style:style style:name="T11" style:family="text">
      <style:text-properties fo:color="#000000" fo:font-family="Verdana" style:font-family-generic="swiss" style:font-pitch="variable" fo:font-size="28pt" fo:language="en" fo:country="GB" style:font-size-asian="28pt" style:font-size-complex="28pt"/>
    </style:style>
    <style:style style:name="T12" style:family="text">
      <style:text-properties fo:color="#00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13" style:family="text">
      <style:text-properties fo:color="#0000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14" style:family="text">
      <style:text-properties fo:color="#000000" style:text-position="0% 100%" fo:font-family="Verdana" style:font-family-generic="swiss" style:font-pitch="variable" fo:font-size="18pt" fo:language="ar" fo:country="SA" style:font-family-asian="Arial" style:font-pitch-asian="variable" style:font-size-asian="18pt" style:language-asian="ar" style:country-asian="SA" style:font-family-complex="Arial" style:font-pitch-complex="variable" style:font-size-complex="18pt"/>
    </style:style>
    <style:style style:name="T15" style:family="text">
      <style:text-properties fo:color="#000000"/>
    </style:style>
    <style:style style:name="T16" style:family="text">
      <style:text-properties fo:color="#99284c" fo:font-weight="bold" style:font-weight-asian="bold" style:font-weight-complex="bold"/>
    </style:style>
    <style:style style:name="T17" style:family="text">
      <style:text-properties fo:color="#99284c" fo:font-family="'Courier New'" style:font-family-generic="modern" style:font-pitch="fixed" fo:font-weight="bold" style:font-weight-asian="bold" style:font-weight-complex="bold"/>
    </style:style>
    <style:style style:name="T18" style:family="text">
      <style:text-properties fo:color="#99284c"/>
    </style:style>
    <style:style style:name="T19" style:family="text">
      <style:text-properties fo:color="#000000" style:text-outline="false" style:text-line-through-style="none" style:text-position="0% 100%" fo:font-family="'Courier New'" style:font-family-generic="modern" style:font-pitch="fixed" fo:font-size="14pt"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8pt" style:font-style-complex="normal" style:font-weight-complex="bold" style:text-emphasize="none" style:font-relief="none" style:text-overline-style="none" style:text-overline-color="font-color"/>
    </style:style>
    <style:style style:name="T20" style:family="text">
      <style:text-properties fo:color="#ff0000" style:text-outline="false" style:text-line-through-style="none" style:text-position="0% 100%" fo:font-family="'Courier New'" style:font-family-generic="modern" style:font-pitch="fixed" fo:font-size="14pt"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8pt" style:font-style-complex="normal" style:font-weight-complex="bold" style:text-emphasize="none" style:font-relief="none" style:text-overline-style="none" style:text-overline-color="font-color"/>
    </style:style>
    <style:style style:name="T21" style:family="text">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22" style:family="text">
      <style:text-properties fo:font-size="22pt" style:font-size-asian="22pt" style:font-size-complex="22pt"/>
    </style:style>
    <style:style style:name="T23" style:family="text">
      <style:text-properties fo:color="#ff0000" fo:font-family="'Courier New'" style:font-family-generic="modern" style:font-pitch="fixed" fo:font-size="14pt" fo:language="en" fo:country="US" fo:font-weight="bold" style:font-size-asian="14pt" style:font-weight-asian="bold" style:font-size-complex="14pt" style:font-weight-complex="bold"/>
    </style:style>
    <style:style style:name="T24" style:family="text">
      <style:text-properties fo:color="#0000ff" fo:font-family="'Courier New'" style:font-family-generic="modern" style:font-pitch="fixed" fo:font-size="14pt" fo:language="en" fo:country="US" style:font-size-asian="14pt" style:font-size-complex="14pt"/>
    </style:style>
    <style:style style:name="T25" style:family="text">
      <style:text-properties fo:color="#000000" fo:font-family="Verdana" style:font-family-generic="swiss" style:font-pitch="variable" fo:font-size="18pt" fo:language="en" fo:country="US" style:font-size-asian="18pt" style:font-size-complex="18pt"/>
    </style:style>
    <style:style style:name="T26" style:family="text">
      <style:text-properties fo:color="#ff0000" fo:font-family="'Courier New'" style:font-family-generic="modern" style:font-pitch="fixed" fo:font-weight="bold" style:font-weight-asian="bold" style:font-weight-complex="bold"/>
    </style:style>
    <style:style style:name="T27" style:family="text">
      <style:text-properties fo:color="#ff0000" fo:font-family="'Courier New'" style:font-family-generic="modern" style:font-pitch="fixed" fo:font-size="14pt" fo:font-weight="bold" style:font-size-asian="14pt" style:font-weight-asian="bold" style:font-size-complex="14pt" style:font-weight-complex="bold"/>
    </style:style>
    <style:style style:name="T28" style:family="text">
      <style:text-properties fo:color="#ff0000" style:text-outline="false" style:text-line-through-style="none" style:text-position="0% 100%" fo:font-family="'Courier New'" style:font-family-generic="modern" style:font-pitch="fixed" fo:font-size="14pt"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9" style:family="text">
      <style:text-properties fo:color="#0000ff" fo:font-family="'Courier New'" style:font-family-generic="modern" style:font-pitch="fixed" fo:font-size="14pt" fo:language="en" fo:country="US" fo:font-weight="normal" style:font-size-asian="14pt" style:font-weight-asian="normal" style:font-size-complex="14pt" style:font-weight-complex="normal"/>
    </style:style>
    <style:style style:name="T30" style:family="text">
      <style:text-properties fo:color="#ff0000" style:text-outline="false"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1" style:family="text">
      <style:text-properties fo:color="#0000ff" style:text-outline="false" style:text-line-through-style="none" style:text-position="0% 100%" fo:font-family="'Courier New'" style:font-family-generic="modern" style:font-pitch="fixed" fo:font-size="14pt" fo:language="en" fo:country="US" fo:font-style="normal" fo:text-shadow="none" style:text-underline-style="none" fo:font-weight="normal"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32" style:family="text">
      <style:text-properties fo:color="#000000" style:text-outline="false" style:text-line-through-style="none" style:text-position="0% 100%" fo:font-family="Verdana" style:font-family-generic="swiss"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33" style:family="text">
      <style:text-properties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color="#ff0000" style:text-outline="false" style:text-line-through-style="none" style:text-position="0% 100%" fo:font-family="'Courier New'" style:font-family-generic="modern" style:font-pitch="fixed" fo:font-size="14pt" fo:language="en" fo:country="US" fo:font-style="normal" fo:text-shadow="none" style:text-underline-style="none" fo:font-weight="bold" style:font-family-asian="Verdana" style:font-family-generic-asian="swiss" style:font-pitch-asian="variable" style:font-size-asian="14pt" style:font-style-asian="normal" style:font-weight-asian="bold" style:font-family-complex="Verdana" style:font-family-generic-complex="swiss" style:font-pitch-complex="variable" style:font-size-complex="14pt" style:font-style-complex="normal" style:font-weight-complex="bold" style:text-emphasize="none" style:font-relief="none" style:text-overline-style="none" style:text-overline-color="font-color"/>
    </style:style>
    <style:style style:name="T39" style:family="text">
      <style:text-properties fo:color="#000000" style:text-outline="false" style:text-line-through-style="none" style:text-position="0% 100%" fo:font-family="Verdana" style:font-family-generic="swiss" style:font-pitch="variable" fo:font-size="18pt" fo:language="en" fo:country="US" fo:font-style="normal" fo:text-shadow="none" style:text-underline-style="none" fo:font-weight="normal" style:font-family-asian="Verdana" style:font-family-generic-asian="swiss" style:font-pitch-asian="variable" style:font-size-asian="18pt" style:font-style-asian="normal" style:font-weight-asian="normal" style:font-family-complex="Verdana"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40" style:family="text">
      <style:text-properties fo:color="#ff0000" fo:font-family="'Courier New'" style:font-family-generic="modern" style:font-pitch="fixed" fo:font-size="12pt" fo:language="en" fo:country="US" fo:font-weight="bold" style:font-size-asian="12pt" style:font-weight-asian="bold" style:font-size-complex="12pt" style:font-weight-complex="bold"/>
    </style:style>
    <style:style style:name="T41" style:family="text">
      <style:text-properties fo:color="#0000ff" fo:font-family="'Courier New'" style:font-family-generic="modern" style:font-pitch="fixed" fo:font-size="8pt" fo:language="en" fo:country="US" style:font-size-asian="8pt" style:font-size-complex="8pt"/>
    </style:style>
    <style:style style:name="T42" style:family="text">
      <style:text-properties fo:color="#ff0000"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43" style:family="text">
      <style:text-properties fo:color="#0000ff" fo:font-family="'Courier New'" style:font-family-generic="modern" style:font-pitch="fixed" fo:font-size="8pt" fo:language="en" fo:country="US" style:font-family-asian="'Courier New'" style:font-family-generic-asian="modern" style:font-pitch-asian="fixed" style:font-size-asian="8pt" style:font-family-complex="'Courier New'" style:font-family-generic-complex="modern" style:font-pitch-complex="fixed" style:font-size-complex="4.59999990463257pt"/>
    </style:style>
    <style:style style:name="T44" style:family="text">
      <style:text-properties fo:color="#0000ff" fo:font-family="'Courier New'" style:font-family-generic="modern" style:font-pitch="fixed" fo:font-size="14pt" fo:language="en" fo:country="US" style:font-family-asian="'Courier New'" style:font-family-generic-asian="modern" style:font-pitch-asian="fixed" style:font-size-asian="14pt" style:font-family-complex="'Courier New'" style:font-family-generic-complex="modern" style:font-pitch-complex="fixed" style:font-size-complex="8pt"/>
    </style:style>
    <style:style style:name="T45" style:family="text">
      <style:text-properties fo:color="#000000" fo:font-family="Verdana" style:font-family-generic="swiss" style:font-pitch="variable" fo:font-size="18pt" fo:language="en" fo:country="US" fo:font-weight="normal" style:font-size-asian="18pt" style:font-weight-asian="normal" style:font-size-complex="18pt" style:font-weight-complex="normal"/>
    </style:style>
    <style:style style:name="T46" style:family="text">
      <style:text-properties fo:color="#000000" fo:font-family="Verdana" style:font-family-generic="swiss" style:font-pitch="variable" fo:font-size="18pt" fo:language="en" fo:country="US" fo:font-weight="bold" style:font-size-asian="18pt" style:font-weight-asian="bold" style:font-size-complex="18pt" style:font-weight-complex="bold"/>
    </style:style>
    <style:style style:name="T47" style:family="text">
      <style:text-properties fo:color="#000000" fo:font-family="Verdana" style:font-family-generic="swiss" style:font-pitch="variable" fo:font-size="18pt" fo:language="en" fo:country="US" style:font-family-asian="'Courier New'" style:font-family-generic-asian="modern" style:font-pitch-asian="fixed" style:font-size-asian="18pt" style:font-family-complex="'Courier New'" style:font-family-generic-complex="modern" style:font-pitch-complex="fixed" style:font-size-complex="18pt"/>
    </style:style>
    <style:style style:name="T48" style:family="text">
      <style:text-properties fo:color="#ff0000"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8pt" style:font-weight-complex="bold"/>
    </style:style>
    <style:style style:name="T49" style:family="text">
      <style:text-properties fo:color="#ff0000" fo:font-family="'Courier New'" style:font-family-generic="modern" style:font-pitch="fixed" fo:font-size="14pt" fo:language="en" fo:country="US" fo:font-style="normal" fo:font-weight="bold" style:font-size-asian="14pt" style:font-style-asian="normal" style:font-weight-asian="bold" style:font-size-complex="14pt" style:font-style-complex="normal" style:font-weight-complex="bold"/>
    </style:style>
    <style:style style:name="T50" style:family="text">
      <style:text-properties fo:color="#0000ff" fo:font-family="'Courier New'" style:font-family-generic="modern" style:font-pitch="fixed" fo:font-size="14pt" fo:language="en" fo:country="US" fo:font-style="normal" fo:font-weight="normal" style:font-size-asian="14pt" style:font-style-asian="normal" style:font-weight-asian="normal" style:font-size-complex="14pt" style:font-style-complex="normal" style:font-weight-complex="normal"/>
    </style:style>
    <style:style style:name="T51" style:family="text">
      <style:text-properties fo:font-family="Verdana" style:font-family-generic="swiss" style:font-pitch="variable" fo:font-size="18pt"/>
    </style:style>
    <style:style style:name="T52" style:family="text">
      <style:text-properties fo:font-family="Verdana" style:font-family-generic="swiss" style:font-pitch="variable" fo:font-size="18pt" fo:font-style="italic" style:font-style-asian="italic" style:font-style-complex="italic"/>
    </style:style>
    <style:style style:name="T53" style:family="text">
      <style:text-properties fo:color="#000000" fo:font-family="Verdana" style:font-family-generic="swiss" style:font-pitch="variable" fo:font-size="18pt" fo:font-style="normal" fo:text-shadow="none" fo:font-weight="normal" style:font-style-asian="normal" style:font-weight-asian="normal" style:font-style-complex="normal" style:font-weight-complex="normal"/>
    </style:style>
    <style:style style:name="T54" style:family="text">
      <style:text-properties fo:color="#000000" fo:font-family="Verdana" style:font-family-generic="swiss" style:font-pitch="variable" fo:font-size="18pt" fo:font-style="normal" fo:text-shadow="none" fo:font-weight="bold" style:font-style-asian="normal" style:font-weight-asian="bold" style:font-style-complex="normal" style:font-weight-complex="bold"/>
    </style:style>
    <style:style style:name="T55" style:family="text">
      <style:text-properties fo:font-size="18pt" fo:font-style="normal" style:font-size-asian="18pt" style:font-style-asian="normal" style:font-size-complex="18pt" style:font-style-complex="normal"/>
    </style:style>
    <style:style style:name="T56" style:family="text">
      <style:text-properties fo:color="#ff0000" fo:font-family="'Courier New'" style:font-family-generic="modern" style:font-pitch="fixed" fo:font-size="13pt" fo:language="en" fo:country="US" fo:font-style="normal" fo:font-weight="bold" style:font-size-asian="13pt" style:font-style-asian="normal" style:font-weight-asian="bold" style:font-size-complex="13pt" style:font-style-complex="normal" style:font-weight-complex="bold"/>
    </style:style>
    <style:style style:name="T57" style:family="text">
      <style:text-properties fo:color="#0000ff" fo:font-family="'Courier New'" style:font-family-generic="modern" style:font-pitch="fixed" fo:font-size="13pt" fo:language="en" fo:country="US" fo:font-style="normal" fo:font-weight="normal" style:font-size-asian="13pt" style:font-style-asian="normal" style:font-weight-asian="normal" style:font-size-complex="13pt" style:font-style-complex="normal" style:font-weight-complex="normal"/>
    </style:style>
    <style:style style:name="T58" style:family="text">
      <style:text-properties fo:font-size="13pt" fo:font-style="normal" fo:font-weight="normal" style:font-size-asian="13pt" style:font-style-asian="normal" style:font-weight-asian="normal" style:font-size-complex="13pt" style:font-style-complex="normal" style:font-weight-complex="normal"/>
    </style:style>
    <style:style style:name="T59" style:family="text">
      <style:text-properties fo:font-size="18pt" fo:font-style="normal" fo:font-weight="normal" style:font-size-asian="18pt" style:font-style-asian="normal" style:font-weight-asian="normal" style:font-size-complex="18pt" style:font-style-complex="normal" style:font-weight-complex="normal"/>
    </style:style>
    <style:style style:name="T60" style:family="text">
      <style:text-properties fo:font-size="18pt" fo:font-style="normal" fo:font-weight="bold" style:font-size-asian="18pt" style:font-style-asian="normal" style:font-weight-asian="bold" style:font-size-complex="18pt" style:font-style-complex="normal" style:font-weight-complex="bold"/>
    </style:style>
    <style:style style:name="T61" style:family="text">
      <style:text-properties fo:color="#000000" fo:font-family="Verdana" style:font-family-generic="swiss" style:font-pitch="variable" fo:language="en" fo:country="GB" fo:font-weight="bold" style:font-weight-asian="bold" style:font-weight-complex="bold"/>
    </style:style>
    <style:style style:name="T62" style:family="text">
      <style:text-properties fo:color="#000000" fo:font-family="Verdana" style:font-family-generic="swiss" style:font-pitch="variable" fo:language="en" fo:country="GB" fo:font-weight="normal" style:font-weight-asian="normal" style:font-weight-complex="normal"/>
    </style:style>
    <style:style style:name="T63" style:family="text">
      <style:text-properties fo:color="#ff0000" fo:font-family="'Courier New'" style:font-family-generic="modern" style:font-pitch="fixed" fo:font-size="10pt" fo:language="en" fo:country="US" fo:font-weight="bold" style:font-size-asian="10pt" style:font-weight-asian="bold" style:font-size-complex="10pt" style:font-weight-complex="bold"/>
    </style:style>
    <style:style style:name="T64" style:family="text">
      <style:text-properties fo:color="#ff0000" fo:font-family="'Courier New'" style:font-family-generic="modern" style:font-pitch="fixed" fo:font-size="18pt" fo:language="en" fo:country="US" fo:font-weight="bold" style:font-size-asian="18pt" style:font-weight-asian="bold" style:font-size-complex="18pt" style:font-weight-complex="bold"/>
    </style:style>
    <style:style style:name="T65" style:family="text">
      <style:text-properties fo:color="#ff0000" fo:font-family="'Courier New'" style:font-family-generic="modern" style:font-pitch="fixed" fo:language="ar" fo:country="SA" fo:font-weight="bold" style:font-family-asian="'Courier New'" style:font-family-generic-asian="modern" style:font-pitch-asian="fixed" style:language-asian="ar" style:country-asian="SA" style:font-weight-asian="bold" style:font-family-complex="'Courier New'" style:font-family-generic-complex="modern" style:font-pitch-complex="fixed" style:font-weight-complex="bold"/>
    </style:style>
    <style:style style:name="T66" style:family="text">
      <style:text-properties fo:color="#000000" style:text-outline="false" style:text-line-through-style="none" style:text-position="0% 100%" fo:font-family="Verdana" style:font-family-generic="swiss" style:font-pitch="variable" fo:font-size="28pt" fo:language="en" fo:country="GB" fo:font-style="normal" fo:text-shadow="none" style:text-underline-style="none" fo:font-weight="normal" style:font-family-asian="Verdana" style:font-family-generic-asian="swiss" style:font-pitch-asian="variable" style:font-size-asian="28pt" style:font-style-asian="normal" style:font-weight-asian="normal" style:font-family-complex="Verdana"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67" style:family="text">
      <style:text-properties fo:color="#000000" fo:font-family="Verdana" style:font-family-generic="swiss" style:font-pitch="variable" fo:font-size="18pt" fo:language="en" fo:country="GB"/>
    </style:style>
    <style:style style:name="T68" style:family="text">
      <style:text-properties fo:color="#ff0000" fo:font-family="'Courier New'" style:font-family-generic="modern" style:font-pitch="fixed" fo:font-size="18pt" fo:language="en" fo:country="GB" fo:font-weight="bold" style:font-weight-asian="bold" style:font-weight-complex="bold"/>
    </style:style>
    <style:style style:name="T69" style:family="text">
      <style:text-properties fo:color="#ff0000" fo:font-family="'Courier New'" style:font-family-generic="modern" style:font-pitch="fixed" fo:font-size="14pt" fo:language="en" fo:country="GB" fo:font-weight="bold" style:font-size-asian="14pt" style:font-weight-asian="bold" style:font-size-complex="14pt" style:font-weight-complex="bold"/>
    </style:style>
    <style:style style:name="T70" style:family="text">
      <style:text-properties fo:color="#000000" fo:font-family="Verdana" style:font-family-generic="swiss" style:font-pitch="variable" fo:font-size="18pt" fo:language="en" fo:country="GB" fo:font-weight="bold" style:font-weight-asian="bold" style:font-weight-complex="bold"/>
    </style:style>
    <style:style style:name="T71" style:family="text">
      <style:text-properties fo:color="#000000" fo:font-family="Verdana" style:font-family-generic="swiss" style:font-pitch="variable" fo:font-size="18pt" fo:language="en" fo:country="GB" fo:font-weight="normal" style:font-weight-asian="normal" style:font-weight-complex="normal"/>
    </style:style>
    <style:style style:name="T72" style:family="text">
      <style:text-properties fo:color="#ff0000" style:text-outline="false" style:text-line-through-style="none" style:text-position="0% 100%" fo:font-family="'Courier New'" style:font-family-generic="modern" style:font-pitch="fixed" fo:font-size="18pt" fo:language="en" fo:country="GB"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73" style:family="text">
      <style:text-properties fo:color="#000000" style:text-outline="false" style:text-line-through-style="none" style:text-position="0% 100%" fo:font-family="Verdana" style:font-family-generic="swiss" style:font-pitch="variable" fo:font-size="18pt" fo:language="en" fo:country="GB"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74" style:family="text">
      <style:text-properties fo:color="#ff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75" style:family="text">
      <style:text-properties fo:color="#000000" style:text-line-through-style="none" style:text-position="0% 100%" fo:font-family="Verdana" style:font-family-generic="swiss" style:font-pitch="variable" fo:font-size="14pt" fo:language="en" fo:country="GB"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76" style:family="text">
      <style:text-properties fo:color="#ff00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77" style:family="text">
      <style:text-properties fo:color="#000000" style:text-position="0% 100%" fo:font-family="Verdana" style:font-family-generic="swiss" style:font-pitch="variable" fo:font-size="16pt" fo:language="en" fo:country="GB" style:font-family-asian="'DejaVu Sans'" style:font-pitch-asian="variable" style:font-size-asian="16pt" style:font-family-complex="'DejaVu Sans'" style:font-pitch-complex="variable" style:font-size-complex="16pt"/>
    </style:style>
    <style:style style:name="T78" style:family="text">
      <style:text-properties fo:color="#000000" fo:font-family="Verdana" style:font-family-generic="swiss" style:font-pitch="variable" fo:font-size="18pt" fo:language="en" fo:country="US" fo:font-weight="bold" style:font-weight-asian="bold" style:font-weight-complex="bold"/>
    </style:style>
    <style:style style:name="T79" style:family="text">
      <style:text-properties fo:color="#000000" fo:font-family="Verdana" style:font-family-generic="swiss" style:font-pitch="variable" fo:font-size="18pt" fo:language="en" fo:country="US" fo:font-weight="normal" style:font-weight-asian="normal" style:font-weight-complex="normal"/>
    </style:style>
    <style:style style:name="T80" style:family="text">
      <style:text-properties fo:font-size="20pt" style:font-size-asian="20pt" style:font-size-complex="20pt"/>
    </style:style>
    <style:style style:name="T81" style:family="text">
      <style:text-properties fo:font-size="18pt" style:font-size-asian="18pt" style:font-size-complex="18pt"/>
    </style:style>
    <style:style style:name="T82" style:family="text">
      <style:text-properties fo:font-size="18pt" fo:font-weight="bold" style:font-size-asian="18pt" style:font-weight-asian="bold" style:font-size-complex="18pt" style:font-weight-complex="bold"/>
    </style:style>
    <style:style style:name="T83" style:family="text">
      <style:text-properties fo:font-size="18pt" fo:font-weight="normal" style:font-size-asian="18pt" style:font-weight-asian="normal" style:font-size-complex="18pt" style:font-weight-complex="normal"/>
    </style:style>
    <style:style style:name="T84" style:family="text">
      <style:text-properties fo:color="#ff0000" style:text-line-through-style="none" style:text-position="0% 100%" fo:font-family="'Courier New'" style:font-family-generic="modern" style:font-pitch="fixed" fo:font-size="18pt" fo:language="en" fo:country="US"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font-relief="none"/>
    </style:style>
    <style:style style:name="T85" style:family="text">
      <style:text-properties fo:color="#ff0000" fo:font-family="'Courier New'" style:font-family-generic="modern" style:font-pitch="fixed" fo:font-size="18pt" fo:language="en" fo:country="US"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86" style:family="text">
      <style:text-properties fo:color="#000000" fo:font-family="Verdana" style:font-family-generic="swiss" style:font-pitch="variable" fo:font-size="18pt" fo:language="en" fo:country="US"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87" style:family="text">
      <style:text-properties fo:color="#ff0000" fo:font-family="'Courier New'" style:font-family-generic="modern" style:font-pitch="fixed" fo:font-size="10pt" fo:language="en" fo:country="US" fo:font-weight="bold" style:font-family-asian="'Courier New'" style:font-family-generic-asian="modern" style:font-pitch-asian="fixed" style:font-size-asian="10pt" style:font-weight-asian="bold" style:font-family-complex="'Courier New'" style:font-family-generic-complex="modern" style:font-pitch-complex="fixed" style:font-size-complex="10pt" style:font-weight-complex="bold"/>
    </style:style>
    <style:style style:name="T88" style:family="text">
      <style:text-properties fo:color="#3333cc" fo:font-family="'Courier New'" style:font-family-generic="modern" style:font-pitch="fixed" fo:font-size="18pt" fo:language="en" fo:country="US"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89"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suffix="." style:num-format="1">
        <style:list-level-properties text:min-label-width="0.886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2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886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3cm" text:min-label-width="0.45cm"/>
        <style:text-properties fo:font-family="StarSymbol" style:font-charset="x-symbol" fo:color="#000000" fo:font-size="45%"/>
      </text:list-level-style-bullet>
      <text:list-level-style-bullet text:level="3" text:bullet-char="●">
        <style:list-level-properties text:space-before="0.6cm" text:min-label-width="0.45cm"/>
        <style:text-properties fo:font-family="StarSymbol" style:font-charset="x-symbol" fo:color="#000000" fo:font-size="45%"/>
      </text:list-level-style-bullet>
      <text:list-level-style-bullet text:level="4" text:bullet-char="●">
        <style:list-level-properties text:space-before="0.9cm" text:min-label-width="0.4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6">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3cm" text:min-label-width="0.45cm"/>
        <style:text-properties fo:color="#000000" fo:font-size="100%"/>
      </text:list-level-style-number>
      <text:list-level-style-number text:level="3" style:num-suffix=")" style:num-format="1">
        <style:list-level-properties text:space-before="0.6cm" text:min-label-width="0.45cm"/>
        <style:text-properties fo:color="#000000" fo:font-size="100%"/>
      </text:list-level-style-number>
      <text:list-level-style-number text:level="4" style:num-suffix=")" style:num-format="1">
        <style:list-level-properties text:space-before="0.9cm" text:min-label-width="0.4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Times New Roman'" style:font-family-generic="roman" style:font-pitch="variable" fo:color="#000000" fo:font-size="100%"/>
      </text:list-level-style-bullet>
      <text:list-level-style-bullet text:level="3" text:bullet-char="•">
        <style:list-level-properties text:space-before="1.2cm" text:min-label-width="0.6cm"/>
        <style:text-properties fo:font-family="'Times New Roman'" style:font-family-generic="roman" style:font-pitch="variable" fo:color="#000000" fo:font-size="100%"/>
      </text:list-level-style-bullet>
      <text:list-level-style-bullet text:level="4" text:bullet-char="–">
        <style:list-level-properties text:space-before="1.8cm" text:min-label-width="0.6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number text:level="1" style:num-format="">
        <style:list-level-properties text:min-label-width="0.6cm"/>
        <style:text-properties fo:color="#000000" fo:font-size="45%"/>
      </text:list-level-style-number>
      <text:list-level-style-number text:level="2" style:num-format="">
        <style:list-level-properties text:space-before="0.3cm" text:min-label-width="0.45cm"/>
        <style:text-properties fo:color="#000000" fo:font-size="45%"/>
      </text:list-level-style-number>
      <text:list-level-style-number text:level="3" style:num-format="">
        <style:list-level-properties text:space-before="0.6cm" text:min-label-width="0.45cm"/>
        <style:text-properties fo:color="#000000" fo:font-size="45%"/>
      </text:list-level-style-number>
      <text:list-level-style-number text:level="4" style:num-format="">
        <style:list-level-properties text:space-before="0.9cm" text:min-label-width="0.45cm"/>
        <style:text-properties fo:color="#000000" fo:font-size="45%"/>
      </text:list-level-style-number>
      <text:list-level-style-number text:level="5" style:num-format="">
        <style:list-level-properties text:space-before="5.08cm" text:min-label-width="0.635cm"/>
        <style:text-properties fo:color="#000000" fo:font-size="45%"/>
      </text:list-level-style-number>
      <text:list-level-style-number text:level="6" style:num-format="">
        <style:list-level-properties text:space-before="5.08cm" text:min-label-width="0.635cm"/>
        <style:text-properties fo:color="#000000" fo:font-size="45%"/>
      </text:list-level-style-number>
      <text:list-level-style-number text:level="7" style:num-format="">
        <style:list-level-properties text:space-before="5.08cm" text:min-label-width="0.635cm"/>
        <style:text-properties fo:color="#000000" fo:font-size="45%"/>
      </text:list-level-style-number>
      <text:list-level-style-number text:level="8" style:num-format="">
        <style:list-level-properties text:space-before="5.08cm" text:min-label-width="0.635cm"/>
        <style:text-properties fo:color="#000000" fo:font-size="45%"/>
      </text:list-level-style-number>
      <text:list-level-style-number text:level="9" style:num-format="">
        <style:list-level-properties text:space-before="5.08cm" text:min-label-width="0.635cm"/>
        <style:text-properties fo:color="#000000" fo:font-size="45%"/>
      </text:list-level-style-number>
      <text:list-level-style-number text:level="10" style:num-format="">
        <style:list-level-properties text:space-before="5.08cm" text:min-label-width="0.635cm"/>
        <style:text-properties fo:color="#000000" fo:font-size="45%"/>
      </text:list-level-style-number>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961cm" text:min-label-width="0.891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style:text-properties fo:font-family="StarSymbol" style:font-charset="x-symbol" fo:color="#ff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5">
      <text:list-level-style-bullet text:level="1" text:bullet-char="•">
        <style:list-level-properties text:min-label-width="0.78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059cm" text:min-label-width="0.78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3.175cm" text:min-label-width="0.78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9">
      <text:list-level-style-bullet text:level="1" text:bullet-char="●">
        <style:list-level-properties/>
        <style:text-properties fo:font-family="StarSymbol" style:font-charset="x-symbol" fo:color="#ff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2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568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xml:id="id1" draw:id="id1">
        <office:forms form:automatic-focus="false" form:apply-design-mode="false"/>
        <draw:custom-shape draw:style-name="gr1" draw:text-style-name="P2" draw:layer="layout" svg:width="21.59cm" svg:height="4.083cm" svg:x="1.905cm" svg:y="3.519cm">
          <text:list text:style-name="L1">
            <text:list-header>
              <text:p text:style-name="P1"><text:span text:style-name="T1">A beginners guide to solving biological problems in R</text:span></text:p>
            </text:list-header>
          </text:list>
          <draw:enhanced-geometry svg:viewBox="0 0 21600 21600" draw:type="mso-spt202" draw:enhanced-path="M 0 0 L 21600 0 21600 21600 0 21600 0 0 Z N"/>
        </draw:custom-shape>
        <draw:custom-shape draw:style-name="gr2" draw:text-style-name="P2" draw:layer="layout" svg:width="22.498cm" svg:height="6.654cm" svg:x="1.451cm" svg:y="8.87cm">
          <text:list text:style-name="L1">
            <text:list-header>
              <text:p text:style-name="P3"><text:span text:style-name="T2">Robert Stojnić (rs550), Laurent Gatto (lg390),</text:span></text:p>
            </text:list-header>
            <text:list-item>
              <text:p text:style-name="P3"><text:span text:style-name="T2">Rob Foy (raf51), John Davey (jd626) and D</text:span><text:span text:style-name="T3">á</text:span><text:span text:style-name="T2">vid Moln</text:span><text:span text:style-name="T3">á</text:span><text:span text:style-name="T2">r (dm516)</text:span></text:p>
              <text:p text:style-name="P3"><text:span text:style-name="T2"/></text:p>
              <text:p text:style-name="P3"><text:span text:style-name="T2">Course material:</text:span></text:p>
              <text:p text:style-name="P3"><text:span text:style-name="T2">http://logic.sysbiol.cam.ac.uk/teaching/Rcourse/</text:span></text:p>
              <text:p text:style-name="P3"><text:span text:style-name="T2"/></text:p>
              <text:p text:style-name="P3"><text:span text:style-name="T2">Original slides by Ian Roberts and Robert Stojnić</text:span></text:p>
              <text:p text:style-name="P3"><text:span text:style-name="T4"/></text:p>
              <text:p text:style-name="P3"><text:span text:style-name="T2"/></text:p>
              <text:p text:style-name="P3"><text:span text:style-name="T2"/></text:p>
              <text:p text:style-name="P3"><text:span text:style-name="T2"><text:s/></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p>
            </text:list-item>
          </text:list>
          <draw:enhanced-geometry svg:viewBox="0 0 21600 21600" draw:type="mso-spt202" draw:enhanced-path="M 0 0 L 21600 0 21600 21600 0 21600 0 0 Z N"/>
        </draw:custom-shape>
        <anim:par presentation:node-type="timing-root">
          <anim:par smil:begin="id1.begin">
            <anim:transitionFilter smil:dur="2s" smil:type="barWipe" smil:subtype="leftToRight"/>
          </anim:par>
          <anim:seq smil:dur="0s" presentation:node-type="main-sequence"/>
        </anim:par>
        <presentation:notes draw:style-name="dp2" presentation:use-date-time-name="dtd1">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2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Day 1 schedule</text:span></text:p>
            </text:list-header>
          </text:list>
          <draw:enhanced-geometry svg:viewBox="0 0 21600 21600" draw:type="mso-spt202" draw:enhanced-path="M 0 0 L 21600 0 21600 21600 0 21600 0 0 Z N"/>
        </draw:custom-shape>
        <draw:custom-shape draw:style-name="gr2" draw:text-style-name="P2" draw:layer="layout" svg:width="22.856cm" svg:height="12.568cm" svg:x="1.238cm" svg:y="4.747cm">
          <text:list text:style-name="L2">
            <text:list-item>
              <text:p text:style-name="P6"><text:span text:style-name="T2">Introduction to R and its environment</text:span></text:p>
            </text:list-item>
            <text:list-item>
              <text:p text:style-name="P6"><text:span text:style-name="T2">Data structures</text:span></text:p>
            </text:list-item>
            <text:list-item>
              <text:p text:style-name="P6"><text:span text:style-name="T2">Data analysis example</text:span></text:p>
            </text:list-item>
            <text:list-item>
              <text:p text:style-name="P6"><text:span text:style-name="T2">Programming techniques</text:span></text:p>
            </text:list-item>
            <text:list-item>
              <text:p text:style-name="P6"><text:span text:style-name="T2">Statistics</text:span></text:p>
            </text:list-item>
          </text:list>
          <text:list text:style-name="L3">
            <text:list-item>
              <text:list>
                <text:list-header>
                  <text:p text:style-name="P7"><text:span text:style-name="T6"/></text:p>
                </text:list-header>
              </text:list>
            </text:list-item>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 draw:style-name="dp3" draw:master-page-name="Default" presentation:use-date-time-name="dtd1">
        <office:forms form:automatic-focus="false" form:apply-design-mode="false"/>
        <draw:custom-shape draw:style-name="gr6" draw:text-style-name="P2" draw:layer="layout" svg:width="21.59cm" svg:height="3.784cm" svg:x="2.006cm" svg:y="12.241cm">
          <text:list text:style-name="L1">
            <text:list-header>
              <text:p text:style-name="P5"><text:span text:style-name="T7">1</text:span></text:p>
            </text:list-header>
          </text:list>
          <draw:enhanced-geometry svg:viewBox="0 0 21600 21600" draw:type="mso-spt202" draw:enhanced-path="M 0 0 L 21600 0 21600 21600 0 21600 0 0 Z N"/>
        </draw:custom-shape>
        <draw:custom-shape draw:style-name="gr7" draw:text-style-name="P2" draw:layer="layout" svg:width="21.59cm" svg:height="4.167cm" svg:x="2.006cm" svg:y="8.074cm">
          <text:list text:style-name="L1">
            <text:list-header>
              <text:p text:style-name="P6"><text:span text:style-name="T8">Introduction to R and its environment</text:span></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What’s R?</text:span></text:p>
            </text:list-header>
          </text:list>
          <draw:enhanced-geometry svg:viewBox="0 0 21600 21600" draw:type="mso-spt202" draw:enhanced-path="M 0 0 L 21600 0 21600 21600 0 21600 0 0 Z N"/>
        </draw:custom-shape>
        <draw:custom-shape draw:style-name="gr8" draw:text-style-name="P11" draw:layer="layout" svg:width="22.856cm" svg:height="12.568cm" svg:x="1.27cm" svg:y="4.458cm">
          <text:list text:style-name="L4">
            <text:list-item>
              <text:p text:style-name="P6"><text:span text:style-name="T9">A statistical programming environment</text:span></text:p>
            </text:list-item>
          </text:list>
          <text:list text:style-name="L3">
            <text:list-item>
              <text:list>
                <text:list-item>
                  <text:p text:style-name="P7"><text:span text:style-name="T6">based on S</text:span></text:p>
                </text:list-item>
                <text:list-item>
                  <text:p text:style-name="P7"><text:span text:style-name="T6">Suited to high level data analysis</text:span></text:p>
                </text:list-item>
              </text:list>
            </text:list-item>
          </text:list>
          <text:list text:style-name="L4">
            <text:list-item>
              <text:p text:style-name="P9"><text:span text:style-name="T9">Open source &amp; cross platform</text:span></text:p>
            </text:list-item>
            <text:list-item>
              <text:p text:style-name="P9"><text:span text:style-name="T9">Extensive graphics capabilities</text:span></text:p>
            </text:list-item>
            <text:list-item>
              <text:p text:style-name="P9"><text:span text:style-name="T9">Diverse range of add-on packages</text:span></text:p>
            </text:list-item>
            <text:list-item>
              <text:p text:style-name="P9"><text:span text:style-name="T9">Active community of developers</text:span></text:p>
            </text:list-item>
            <text:list-item>
              <text:p text:style-name="P9"><text:span text:style-name="T9">Thorough documentation</text:span></text:p>
            </text:list-item>
          </text:list>
          <text:list text:style-name="L1">
            <text:list-header>
              <text:p text:style-name="P10"><text:span text:style-name="T9"/></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 draw:style-name="dp3" draw:master-page-name="Default" presentation:use-date-time-name="dtd1">
        <office:forms form:automatic-focus="false" form:apply-design-mode="false"/>
        <draw:custom-shape draw:style-name="gr9" draw:text-style-name="P15" draw:layer="layout" svg:width="8.249cm" svg:height="1.133cm" svg:x="16.422cm" svg:y="17.463cm">
          <text:list text:style-name="L1">
            <text:list-header>
              <text:p text:style-name="P14"><text:span text:style-name="T10">www.r-project.org</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layer="layout" svg:width="25.079cm" svg:height="15.28cm" svg:x="0.196cm" svg:y="1.478cm">
          <draw:image xlink:href="Pictures/1000020100000B40000006DC77222391.png" xlink:type="simple" xlink:show="embed" xlink:actuate="onLoad">
            <text:p/>
          </draw:image>
        </draw:fram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07cm" svg:height="38.819cm" svg:x="0.013cm" svg:y="0.013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 draw:style-name="dp3" draw:master-page-name="Default" presentation:use-date-time-name="dtd1">
        <draw:custom-shape draw:style-name="gr1" draw:text-style-name="P2" draw:layer="layout" svg:width="22.856cm" svg:height="3.175cm" svg:x="1.27cm" svg:y="0.758cm">
          <text:list text:style-name="L1">
            <text:list-header>
              <text:p text:style-name="P5"><text:span text:style-name="T11">Various platforms supported</text:span></text:p>
            </text:list-header>
          </text:list>
          <draw:enhanced-geometry svg:viewBox="0 0 21600 21600" draw:type="mso-spt202" draw:enhanced-path="M 0 0 L 21600 0 21600 21600 0 21600 0 0 Z N"/>
        </draw:custom-shape>
        <draw:custom-shape draw:style-name="gr2" draw:text-style-name="P2" draw:layer="layout" svg:width="22.856cm" svg:height="12.568cm" svg:x="1.27cm" svg:y="4.458cm">
          <text:list text:style-name="L4">
            <text:list-item>
              <text:p text:style-name="P6"><text:span text:style-name="T10">Release 3.0.1 (May 2013)</text:span></text:p>
            </text:list-item>
          </text:list>
          <text:list text:style-name="L3">
            <text:list-item>
              <text:list>
                <text:list-item>
                  <text:p text:style-name="P7"><text:span text:style-name="T12">Base package</text:span></text:p>
                </text:list-item>
                <text:list-item>
                  <text:p text:style-name="P7"><text:span text:style-name="T12">Contributed packages (general purposes extras)</text:span></text:p>
                </text:list-item>
                <text:list-item>
                  <text:p text:style-name="P7"><text:span text:style-name="T12">~4700 available packages</text:span></text:p>
                </text:list-item>
              </text:list>
            </text:list-item>
          </text:list>
          <text:list text:style-name="L4">
            <text:list-item>
              <text:p text:style-name="P9"><text:span text:style-name="T10">Download from </text:span><text:span text:style-name="T10"><text:a xlink:href="http://www.stats.bris.ac.uk/R/">http://www.stats.bris.ac.uk/R/</text:a></text:span></text:p>
            </text:list-item>
            <text:list-item>
              <text:p text:style-name="P9"><text:span text:style-name="T10">Windows, Mac and Linux versions available</text:span></text:p>
            </text:list-item>
          </text:list>
          <text:list text:style-name="L3">
            <text:list-item>
              <text:list>
                <text:list-header>
                  <text:p text:style-name="P7"><text:span text:style-name="T13"/></text:p>
                </text:list-header>
              </text:list>
            </text:list-item>
          </text:list>
          <text:list text:style-name="L4">
            <text:list-item>
              <text:p text:style-name="P9"><text:span text:style-name="T10">Executed using command line, or a graphical user interface (GUI)</text:span></text:p>
            </text:list-item>
            <text:list-item>
              <text:p text:style-name="P9"><text:span text:style-name="T10">On this course, we use the RStudio GUI (</text:span><text:span text:style-name="T10"><text:a xlink:href="http://www.rstudio.com/">www.rstudio.com</text:a></text:span><text:span text:style-name="T10">)</text:span></text:p>
            </text:list-item>
            <text:list-item>
              <text:p text:style-name="P9"><text:span text:style-name="T10">Everything you need is installed on the training machines</text:span></text:p>
            </text:list-item>
            <text:list-item>
              <text:p text:style-name="P9"><text:span text:style-name="T10">If you are using your own machine, download both R and RStudio </text:span></text:p>
            </text:list-item>
          </text:list>
          <text:list text:style-name="L3">
            <text:list-item>
              <text:list>
                <text:list-header>
                  <text:p text:style-name="P7"><text:span text:style-name="T12"/></text:p>
                </text:list-header>
              </text:list>
            </text:list-item>
          </text:list>
          <text:list text:style-name="L1">
            <text:list-header>
              <text:p text:style-name="P10"><text:span text:style-name="T14"/></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 draw:style-name="dp3" draw:master-page-name="Default" presentation:presentation-page-layout-name="AL2T1" presentation:use-date-time-name="dtd1">
        <draw:custom-shape draw:style-name="gr1" draw:text-style-name="P2" draw:layer="layout" svg:width="22.856cm" svg:height="3.175cm" svg:x="1.27cm" svg:y="0.458cm">
          <text:list text:style-name="L1">
            <text:list-item>
              <text:p text:style-name="P5"><text:span text:style-name="T1">Getting Started</text:span></text:p>
            </text:list-item>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2" draw:layer="layout" svg:width="22.798cm" svg:height="12.573cm" svg:x="1.27cm" svg:y="4.457cm" presentation:class="outline" presentation:user-transformed="true">
          <draw:text-box>
            <text:list text:style-name="L5">
              <text:list-item>
                <text:p><text:span text:style-name="T15">R is a program which, once installed on your system, can be launched and is immediately ready to take input directly from the user</text:span></text:p>
              </text:list-item>
              <text:list-item>
                <text:p><text:span text:style-name="T15">There are two ways to launch R:</text:span></text:p>
              </text:list-item>
            </text:list>
            <text:list text:style-name="L6">
              <text:list-item>
                <text:list>
                  <text:list-item>
                    <text:p><text:span text:style-name="T15"><text:s/></text:span><text:span text:style-name="T15">From the command line (particularly useful if you're quite familiar with Linux)</text:span></text:p>
                  </text:list-item>
                  <text:list-item>
                    <text:p><text:span text:style-name="T15"><text:s/></text:span><text:span text:style-name="T15">As an application called RStudio (very good for beginners)</text:span></text:p>
                  </text:list-item>
                </text:list>
              </text:list-item>
            </text:list>
          </draw:text-box>
        </draw:fram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 draw:style-name="dp3" draw:master-page-name="Default" presentation:presentation-page-layout-name="AL2T1" presentation:use-date-time-name="dtd1">
        <draw:custom-shape draw:style-name="gr1" draw:text-style-name="P8" draw:layer="layout" svg:width="22.856cm" svg:height="3.175cm" svg:x="1.27cm" svg:y="0.458cm">
          <text:list text:style-name="L1">
            <text:list-header>
              <text:p text:style-name="P5"><text:span text:style-name="T1">Prepare to launch R</text:span></text:p>
              <text:p text:style-name="P5"><text:span text:style-name="T8">From command line</text:span></text:p>
            </text:list-header>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3" draw:layer="layout" svg:width="22.798cm" svg:height="12.573cm" svg:x="1.27cm" svg:y="4.457cm" presentation:class="outline" presentation:user-transformed="true">
          <draw:text-box>
            <text:list text:style-name="L5">
              <text:list-item>
                <text:p>To start R in Linux we need to enter the Linux console (also called Linux terminal and Linux shell) </text:p>
              </text:list-item>
              <text:list-item>
                <text:p>To start R, at the prompt simply type:</text:p>
              </text:list-item>
            </text:list>
            <text:list text:style-name="L7">
              <text:list-item>
                <text:list>
                  <text:list-header>
                    <text:p text:style-name="P16"><text:span text:style-name="T16"><text:s text:c="2"/></text:span><text:span text:style-name="T16">$ </text:span><text:span text:style-name="T17">R</text:span><text:span text:style-name="T18"> </text:span></text:p>
                  </text:list-header>
                </text:list>
              </text:list-item>
            </text:list>
            <text:list text:style-name="L5">
              <text:list-item>
                <text:p><text:span text:style-name="T15">If R doesn't print the welcome message, call us to help!</text:span></text:p>
              </text:list-item>
            </text:list>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 draw:style-name="dp3" draw:master-page-name="Default" presentation:presentation-page-layout-name="AL3T19" presentation:use-date-time-name="dtd1">
        <draw:frame draw:style-name="gr12" draw:text-style-name="P17" draw:layer="layout" svg:width="18.793cm" svg:height="12.914cm" svg:x="3.635cm" svg:y="5.563cm">
          <draw:image xlink:href="Pictures/1000000000000390000002F4411BA0E0.png" xlink:type="simple" xlink:show="embed" xlink:actuate="onLoad">
            <text:p/>
          </draw:image>
        </draw:frame>
        <draw:custom-shape draw:style-name="gr1" draw:text-style-name="P2" draw:layer="layout" svg:width="22.856cm" svg:height="3.175cm" svg:x="1.27cm" svg:y="0.459cm">
          <text:list text:style-name="L1">
            <text:list-header>
              <text:p text:style-name="P5"><text:span text:style-name="T1">Prepare to launch R</text:span></text:p>
              <text:p text:style-name="P5"><text:span text:style-name="T8">Using RStudio</text:span></text:p>
            </text:list-header>
          </text:list>
          <draw:enhanced-geometry svg:viewBox="0 0 21600 21600" draw:type="mso-spt202" draw:enhanced-path="M 0 0 L 21600 0 21600 21600 0 21600 0 0 Z N"/>
        </draw:custom-shape>
        <draw:frame presentation:style-name="pr4" draw:layer="layout" svg:width="22.798cm" svg:height="12.573cm" svg:x="1.005cm" svg:y="3.869cm" presentation:class="outline" presentation:user-transformed="true">
          <draw:text-box>
            <text:list text:style-name="L5">
              <text:list-item>
                <text:p>To launch RStudio, find the RStudio icon in the menu bar on the left of the screen and double-click</text:p>
              </text:list-item>
            </text:list>
          </draw:text-box>
        </draw:frame>
        <presentation:notes draw:style-name="dp4">
          <draw:page-thumbnail draw:style-name="gr13" draw:layer="layout" svg:width="14.151cm" svg:height="10.598cm" svg:x="2.755cm" svg:y="2.124cm" draw:page-number="9" presentation:class="page"/>
          <draw:frame presentation:style-name="pr5" draw:text-style-name="P13" draw:layer="layout" svg:width="14.393cm" svg:height="12.732cm" svg:x="2.632cm" svg:y="13.503cm" presentation:class="notes" presentation:placeholder="true">
            <draw:text-box/>
          </draw:frame>
        </presentation:notes>
      </draw:page>
      <draw:page draw:name="page10" draw:style-name="dp3" draw:master-page-name="Default" presentation:presentation-page-layout-name="AL2T1" presentation:use-date-time-name="dtd1">
        <draw:custom-shape draw:style-name="gr1" draw:text-style-name="P8" draw:layer="layout" svg:width="22.856cm" svg:height="3.175cm" svg:x="1.27cm" svg:y="0.458cm">
          <text:list text:style-name="L1">
            <text:list-item>
              <text:p text:style-name="P5"><text:span text:style-name="T1">The Working Directory (wd)</text:span></text:p>
            </text:list-item>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6" draw:layer="layout" svg:width="22.798cm" svg:height="12.573cm" svg:x="1.27cm" svg:y="4.457cm" presentation:class="outline" presentation:user-transformed="true">
          <draw:text-box>
            <text:list text:style-name="L5">
              <text:list-item>
                <text:p><text:span text:style-name="T15">Like many programs R has a concept of a working directory (wd)</text:span></text:p>
              </text:list-item>
              <text:list-item>
                <text:p><text:span text:style-name="T15">It is the place where R will look for files to execute and where it will save files, by default</text:span></text:p>
              </text:list-item>
              <text:list-item>
                <text:p><text:span text:style-name="T15">For this course we need to set the working directory to the location of the course scripts</text:span></text:p>
              </text:list-item>
              <text:list-item>
                <text:p><text:span text:style-name="T15">At the command prompt in the terminal or in RStudio console type:</text:span></text:p>
                <text:p><text:span text:style-name="T19"/></text:p>
                <text:p><text:span text:style-name="T20">&gt; setwd("R_course/Day_1_scripts")</text:span></text:p>
                <text:p><text:span text:style-name="T20"/></text:p>
              </text:list-item>
              <text:list-item>
                <text:p><text:span text:style-name="T15">Alternatively in RStudio use the mouse and browse to the directory location</text:span></text:p>
              </text:list-item>
              <text:list-item>
                <text:p><text:span text:style-name="T15">Tools → Set Working Directory → Choose Directory...</text:span></text:p>
              </text:list-item>
            </text:list>
            <text:list text:style-name="L8">
              <text:list-item>
                <text:p><text:span text:style-name="T21"/></text:p>
              </text:list-item>
              <text:list-item>
                <text:p><text:span text:style-name="T20"/></text:p>
              </text:list-item>
              <text:list-item>
                <text:p><text:span text:style-name="T20"/></text:p>
              </text:list-item>
            </text:list>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1" draw:style-name="dp3" draw:master-page-name="Default" presentation:presentation-page-layout-name="AL2T1" presentation:use-date-time-name="dtd1">
        <draw:frame presentation:style-name="pr7" draw:layer="layout" svg:width="22.798cm" svg:height="3.626cm" svg:x="1.27cm" svg:y="0.705cm" presentation:class="title" presentation:user-transformed="true">
          <draw:text-box>
            <text:p>Basic concepts in R<text:line-break/><text:span text:style-name="T22">command line calculation</text:span><text:line-break/></text:p>
          </draw:text-box>
        </draw:frame>
        <draw:frame presentation:style-name="pr8" draw:layer="layout" svg:width="22.798cm" svg:height="12.573cm" svg:x="1.043cm" svg:y="4.092cm" presentation:class="outline" presentation:user-transformed="true">
          <draw:text-box>
            <text:list text:style-name="L10">
              <text:list-item>
                <text:p>The command line can be used as a calculator. Type:</text:p>
                <text:p><text:span text:style-name="T23">&gt; 2 + 2</text:span></text:p>
                <text:p><text:span text:style-name="T24">[1] 4</text:span></text:p>
                <text:p><text:span text:style-name="T25"/></text:p>
                <text:p><text:span text:style-name="T23">&gt; 20/5 - sqrt(25) + 3^2</text:span></text:p>
                <text:p><text:span text:style-name="T24">[1] 8</text:span></text:p>
                <text:p><text:span text:style-name="T24"/></text:p>
                <text:p><text:span text:style-name="T23">&gt; sin(pi/2)</text:span></text:p>
                <text:p><text:span text:style-name="T24">[1] 1</text:span></text:p>
                <text:p><text:span text:style-name="T24"/></text:p>
              </text:list-item>
              <text:list-item>
                <text:p><text:span text:style-name="T25">Note: The number in the square brackets is an indicator of the position in the output. In this case the output is a 'vector' of length 1 (i.e. a single number). More on vectors coming up...</text:span></text:p>
              </text:list-item>
            </text:list>
          </draw:text-box>
        </draw:frame>
        <presentation:notes draw:style-name="dp4">
          <draw:page-thumbnail draw:style-name="gr13" draw:layer="layout" svg:width="14.151cm" svg:height="10.598cm" svg:x="2.755cm" svg:y="2.124cm" draw:page-number="11" presentation:class="page"/>
          <draw:frame presentation:style-name="pr9" draw:text-style-name="P13" draw:layer="layout" svg:width="14.393cm" svg:height="12.732cm" svg:x="2.632cm" svg:y="13.503cm" presentation:class="notes" presentation:placeholder="true">
            <draw:text-box/>
          </draw:frame>
        </presentation:notes>
      </draw:page>
      <draw:page draw:name="page12" draw:style-name="dp3" draw:master-page-name="Default" presentation:presentation-page-layout-name="AL2T1" presentation:use-date-time-name="dtd1">
        <draw:frame presentation:style-name="pr7" draw:layer="layout" svg:width="22.798cm" svg:height="3.626cm" svg:x="1.27cm" svg:y="0.705cm" presentation:class="title" presentation:user-transformed="true">
          <draw:text-box>
            <text:p>Basic concepts in R<text:line-break/><text:span text:style-name="T22">variables</text:span><text:line-break/></text:p>
          </draw:text-box>
        </draw:frame>
        <draw:frame presentation:style-name="pr8" draw:layer="layout" svg:width="22.798cm" svg:height="12.573cm" svg:x="0.869cm" svg:y="4.336cm" presentation:class="outline" presentation:user-transformed="true">
          <draw:text-box>
            <text:list text:style-name="L10">
              <text:list-item>
                <text:p>A variable is a letter or word which takes (or contains) a value. We use the assignment 'operator', <text:span text:style-name="T26">&lt;-</text:span></text:p>
                <text:p><text:span text:style-name="T27">&gt; x &lt;- 10</text:span></text:p>
                <text:p><text:span text:style-name="T28">&gt; x</text:span></text:p>
                <text:p><text:span text:style-name="T24">[1] 10</text:span></text:p>
                <text:p><text:span text:style-name="T23">&gt; myNumber &lt;- 25</text:span></text:p>
                <text:p><text:span text:style-name="T23">&gt; myNumber</text:span></text:p>
                <text:p><text:span text:style-name="T29">[1] 25</text:span></text:p>
              </text:list-item>
              <text:list-item>
                <text:p><text:span text:style-name="T25">We can perform arithmetic on variables:</text:span></text:p>
                <text:p><text:span text:style-name="T30">&gt; sqrt(myNumber)</text:span></text:p>
                <text:p><text:span text:style-name="T31">[1] 5</text:span></text:p>
              </text:list-item>
              <text:list-item>
                <text:p><text:span text:style-name="T32">We can add variables together:</text:span></text:p>
                <text:p><text:span text:style-name="T30">&gt; x + myNumber</text:span></text:p>
                <text:p><text:span text:style-name="T31">[1] 35</text:span></text:p>
              </text:list-item>
            </text:list>
          </draw:text-box>
        </draw:frame>
        <presentation:notes draw:style-name="dp4">
          <draw:page-thumbnail draw:style-name="gr13" draw:layer="layout" svg:width="14.151cm" svg:height="10.598cm" svg:x="2.755cm" svg:y="2.124cm" draw:page-number="12" presentation:class="page"/>
          <draw:frame presentation:style-name="pr9" draw:layer="layout" svg:width="14.393cm" svg:height="12.732cm" svg:x="2.632cm" svg:y="13.503cm" presentation:class="notes" presentation:placeholder="true">
            <draw:text-box/>
          </draw:frame>
        </presentation:notes>
      </draw:page>
      <draw:page draw:name="page13" draw:style-name="dp3" draw:master-page-name="Default" presentation:presentation-page-layout-name="AL2T1" presentation:use-date-time-name="dtd1">
        <draw:frame presentation:style-name="pr7" draw:layer="layout" svg:width="22.798cm" svg:height="3.626cm" svg:x="1.27cm" svg:y="0.705cm" presentation:class="title" presentation:user-transformed="true">
          <draw:text-box>
            <text:p>Basic concepts in R<text:line-break/><text:span text:style-name="T22">variables</text:span><text:line-break/></text:p>
          </draw:text-box>
        </draw:frame>
        <draw:frame presentation:style-name="pr8" draw:layer="layout" svg:width="22.798cm" svg:height="12.573cm" svg:x="0.869cm" svg:y="4.492cm" presentation:class="outline" presentation:user-transformed="true">
          <draw:text-box>
            <text:list text:style-name="L10">
              <text:list-item>
                <text:p>We can change the value of an existing variable:</text:p>
                <text:p><text:span text:style-name="T27">&gt; x &lt;- 21</text:span></text:p>
                <text:p><text:span text:style-name="T28">&gt; x</text:span></text:p>
                <text:p><text:span text:style-name="T24">[1] 21</text:span></text:p>
                <text:p><text:span text:style-name="T24"/></text:p>
              </text:list-item>
              <text:list-item>
                <text:p><text:span text:style-name="T25">We can set one variable to equal the value of another variable:</text:span></text:p>
                <text:p><text:span text:style-name="T23">&gt; x &lt;- myNumber</text:span></text:p>
                <text:p><text:span text:style-name="T30">&gt; x</text:span></text:p>
                <text:p><text:span text:style-name="T24">[1] 25</text:span></text:p>
                <text:p><text:span text:style-name="T24"/></text:p>
              </text:list-item>
              <text:list-item>
                <text:p><text:span text:style-name="T25">We can modify the contents of a variable:</text:span></text:p>
                <text:p><text:span text:style-name="T30">&gt; myNumber &lt;- myNumber + sqrt(16)</text:span></text:p>
                <text:p><text:span text:style-name="T31">[1] 29</text:span></text:p>
              </text:list-item>
            </text:list>
          </draw:text-box>
        </draw:frame>
        <presentation:notes draw:style-name="dp4">
          <draw:page-thumbnail draw:style-name="gr13" draw:layer="layout" svg:width="14.151cm" svg:height="10.598cm" svg:x="2.755cm" svg:y="2.124cm" draw:page-number="13" presentation:class="page"/>
          <draw:frame presentation:style-name="pr9" draw:text-style-name="P13" draw:layer="layout" svg:width="14.393cm" svg:height="12.732cm" svg:x="2.632cm" svg:y="13.503cm" presentation:class="notes" presentation:placeholder="true">
            <draw:text-box/>
          </draw:frame>
        </presentation:notes>
      </draw:page>
      <draw:page draw:name="page14" draw:style-name="dp3" draw:master-page-name="Default" presentation:presentation-page-layout-name="AL2T1" presentation:use-date-time-name="dtd1">
        <draw:frame presentation:style-name="pr7" draw:layer="layout" svg:width="22.798cm" svg:height="3.626cm" svg:x="1.27cm" svg:y="0.705cm" presentation:class="title" presentation:user-transformed="true">
          <draw:text-box>
            <text:p>Basic concepts in R<text:line-break/><text:span text:style-name="T22">functions</text:span><text:line-break/></text:p>
          </draw:text-box>
        </draw:frame>
        <draw:frame presentation:style-name="pr8" draw:layer="layout" svg:width="23.36cm" svg:height="14.498cm" svg:x="0.585cm" svg:y="4.062cm" presentation:class="outline" presentation:user-transformed="true">
          <draw:text-box>
            <text:list text:style-name="L10">
              <text:list-item>
                <text:p><text:span text:style-name="T33">Functions</text:span> in R perform operations on <text:span text:style-name="T33">arguments</text:span><text:span text:style-name="T34"> (the input(s) to the function). We have already used </text:span><text:span text:style-name="T33">sin(x)</text:span><text:span text:style-name="T34"> which returns the sine of </text:span><text:span text:style-name="T33">x</text:span><text:span text:style-name="T34">. In this case the function has one argument, </text:span><text:span text:style-name="T33">x</text:span><text:span text:style-name="T34">. Arguments are </text:span><text:span text:style-name="T35">always</text:span><text:span text:style-name="T36"> contained in parentheses, i.e. curved brackets </text:span><text:span text:style-name="T37">()</text:span><text:span text:style-name="T36">, separated by commas.</text:span></text:p>
              </text:list-item>
              <text:list-item>
                <text:p><text:span text:style-name="T34">Try these:</text:span></text:p>
                <text:p><text:span text:style-name="T23">&gt; sum(3, 4, 5, 6)</text:span></text:p>
                <text:p><text:span text:style-name="T29">[1] 18</text:span></text:p>
                <text:p><text:span text:style-name="T23">&gt; max(3, 4, 5, 6)</text:span></text:p>
                <text:p><text:span text:style-name="T29">[1] 6</text:span></text:p>
                <text:p><text:span text:style-name="T38">&gt; min(3, 4, 5, 6)</text:span></text:p>
                <text:p><text:span text:style-name="T29">[1] 3</text:span></text:p>
              </text:list-item>
              <text:list-item>
                <text:p><text:span text:style-name="T39">Arguments can be named or unnamed, but if they are unnamed they must be ordered (we will see later how to find the right order).</text:span></text:p>
                <text:p><text:span text:style-name="T23">&gt; seq(from=2, to=10, by=2)</text:span></text:p>
                <text:p><text:span text:style-name="T29">[1] 2 4 6 8 10</text:span></text:p>
                <text:p><text:span text:style-name="T23">&gt; seq(2, 10, 2)</text:span></text:p>
                <text:p><text:span text:style-name="T29">[1] 2 4 6 8 10</text:span></text:p>
                <text:p/>
              </text:list-item>
            </text:list>
          </draw:text-box>
        </draw:frame>
        <presentation:notes draw:style-name="dp4">
          <draw:page-thumbnail draw:style-name="gr13" draw:layer="layout" svg:width="14.151cm" svg:height="10.598cm" svg:x="2.755cm" svg:y="2.124cm" draw:page-number="14" presentation:class="page"/>
          <draw:frame presentation:style-name="pr9" draw:text-style-name="P13" draw:layer="layout" svg:width="14.393cm" svg:height="12.732cm" svg:x="2.632cm" svg:y="13.503cm" presentation:class="notes" presentation:placeholder="true">
            <draw:text-box/>
          </draw:frame>
        </presentation:notes>
      </draw:page>
      <draw:page draw:name="page15" draw:style-name="dp3" draw:master-page-name="Default" presentation:presentation-page-layout-name="AL2T1" presentation:use-date-time-name="dtd1">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1.023cm" svg:y="4.064cm" presentation:class="outline" presentation:user-transformed="true">
          <draw:text-box>
            <text:list text:style-name="L10">
              <text:list-item>
                <text:p>The basic data structure in R is a <text:span text:style-name="T33">vector</text:span><text:span text:style-name="T34"> – an ordered collection of values. R even treats single values as 1-element vectors. The function</text:span> <text:span text:style-name="T33">c()</text:span><text:span text:style-name="T34"> </text:span><text:span text:style-name="T35">combines </text:span><text:span text:style-name="T36">its arguments into a vector:</text:span></text:p>
                <text:p><text:span text:style-name="T23"><text:s/></text:span><text:span text:style-name="T23">&gt; x &lt;- c(3, 4, 5, 6)</text:span></text:p>
                <text:p><text:span text:style-name="T40"><text:s/></text:span><text:span text:style-name="T23">&gt; x</text:span></text:p>
                <text:p><text:span text:style-name="T41"><text:s text:c="2"/></text:span><text:span text:style-name="T24">[1] 3 4 5 6</text:span></text:p>
              </text:list-item>
              <text:list-item>
                <text:p>As mentioned, the square brackets <text:span text:style-name="T33">[]</text:span> indicate position within the vector (the <text:span text:style-name="T33">index</text:span><text:span text:style-name="T34">)</text:span>. We can extract individual elements by using the <text:span text:style-name="T33">[] </text:span><text:span text:style-name="T34">notation:</text:span></text:p>
                <text:p><text:span text:style-name="T23">&gt; x[1]</text:span></text:p>
                <text:p><text:span text:style-name="T41"><text:s/></text:span><text:span text:style-name="T24">[1] 3</text:span></text:p>
                <text:p><text:span text:style-name="T42">&gt; x[4]</text:span></text:p>
                <text:p><text:span text:style-name="T43"><text:s/></text:span><text:span text:style-name="T44">[1] 6</text:span></text:p>
              </text:list-item>
              <text:list-item>
                <text:p><text:span text:style-name="T25">We can even put a vector inside the square brackets (vector indexing):</text:span></text:p>
                <text:p><text:span text:style-name="T23">&gt; y &lt;- c(2, 3)</text:span></text:p>
                <text:p><text:span text:style-name="T23">&gt; x[y]</text:span></text:p>
                <text:p><text:span text:style-name="T41"><text:s/></text:span><text:span text:style-name="T24">[1] 4 5</text:span></text:p>
              </text:list-item>
            </text:list>
          </draw:text-box>
        </draw:frame>
        <presentation:notes draw:style-name="dp4">
          <draw:page-thumbnail draw:style-name="gr13" draw:layer="layout" svg:width="14.151cm" svg:height="10.598cm" svg:x="2.755cm" svg:y="2.124cm" draw:page-number="15" presentation:class="page"/>
          <draw:frame presentation:style-name="pr9" draw:text-style-name="P13" draw:layer="layout" svg:width="14.393cm" svg:height="12.732cm" svg:x="2.632cm" svg:y="13.503cm" presentation:class="notes" presentation:placeholder="true">
            <draw:text-box/>
          </draw:frame>
        </presentation:notes>
      </draw:page>
      <draw:page draw:name="page16" draw:style-name="dp3" draw:master-page-name="Default" presentation:presentation-page-layout-name="AL2T1" presentation:use-date-time-name="dtd1">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0.586cm" svg:y="4.254cm" presentation:class="outline" presentation:user-transformed="true">
          <draw:text-box>
            <text:list text:style-name="L10">
              <text:list-item>
                <text:p>There are a number of shortcuts to create a vector. Instead of:<text:span text:style-name="T36"> </text:span></text:p>
                <text:p><text:span text:style-name="T23"><text:s/></text:span><text:span text:style-name="T23">&gt; x &lt;- c(3, 4, 5, 6, 7, 8, 9, 10, 11, 12)</text:span></text:p>
              </text:list-item>
              <text:list-item>
                <text:p><text:span text:style-name="T45">we can write:</text:span></text:p>
                <text:p><text:span text:style-name="T40"><text:s/></text:span><text:span text:style-name="T23">&gt; x &lt;- 3:12</text:span></text:p>
              </text:list-item>
              <text:list-item>
                <text:p>or we can use the <text:span text:style-name="T33">seq()</text:span><text:span text:style-name="T34"> function, which returns a vector:</text:span></text:p>
                <text:p><text:span text:style-name="T23">&gt; x &lt;- seq(2, 10, 2)</text:span></text:p>
                <text:p><text:span text:style-name="T23">&gt; x</text:span></text:p>
                <text:p><text:span text:style-name="T41"><text:s/></text:span><text:span text:style-name="T24">[1] 2 4 6 8 10</text:span></text:p>
                <text:p><text:span text:style-name="T42">&gt; x &lt;- seq(2, 10, length.out = 7)</text:span></text:p>
              </text:list-item>
              <text:list-item>
                <text:p><text:span text:style-name="T42">&gt; x</text:span></text:p>
                <text:p><text:span text:style-name="T43"><text:s/></text:span><text:span text:style-name="T44">[1] 2.00000 3.33333 4.66667 6.00000 7.33333 8.66667 10.00000</text:span></text:p>
              </text:list-item>
              <text:list-item>
                <text:p><text:span text:style-name="T25">or the </text:span><text:span text:style-name="T46">rep() </text:span><text:span text:style-name="T45">function:</text:span></text:p>
                <text:p><text:span text:style-name="T23">&gt; y &lt;- rep(3, 5)</text:span></text:p>
              </text:list-item>
              <text:list-item>
                <text:p><text:span text:style-name="T23">&gt; y</text:span></text:p>
                <text:p><text:span text:style-name="T29">[1] 3 3 3 3 3</text:span></text:p>
                <text:p><text:span text:style-name="T23">&gt; y &lt;- rep(1:3, 5)</text:span></text:p>
                <text:p><text:span text:style-name="T23">&gt; y</text:span></text:p>
                <text:p><text:span text:style-name="T24">[1] 1 2 3 1 2 3 1 2 3 1 2 3 1 2 3</text:span></text:p>
              </text:list-item>
            </text:list>
          </draw:text-box>
        </draw:frame>
        <presentation:notes draw:style-name="dp4">
          <draw:page-thumbnail draw:style-name="gr13" draw:layer="layout" svg:width="14.151cm" svg:height="10.598cm" svg:x="2.755cm" svg:y="2.124cm" draw:page-number="16" presentation:class="page"/>
          <draw:frame presentation:style-name="pr9" draw:text-style-name="P13" draw:layer="layout" svg:width="14.393cm" svg:height="12.732cm" svg:x="2.632cm" svg:y="13.503cm" presentation:class="notes" presentation:placeholder="true">
            <draw:text-box/>
          </draw:frame>
        </presentation:notes>
      </draw:page>
      <draw:page draw:name="page17" draw:style-name="dp3" draw:master-page-name="Default" presentation:presentation-page-layout-name="AL2T1" presentation:use-date-time-name="dtd1">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0.796cm" svg:y="4.133cm" presentation:class="outline" presentation:user-transformed="true">
          <draw:text-box>
            <text:list text:style-name="L10">
              <text:list-item>
                <text:p><text:span text:style-name="T36">We have seen some ways of extracting elements of a vector. We can use these shortcuts to make things easier (or more complex!) </text:span></text:p>
                <text:p><text:span text:style-name="T23"><text:s/></text:span><text:span text:style-name="T23">&gt; x &lt;- 3:12</text:span></text:p>
                <text:p><text:span text:style-name="T40"><text:s/></text:span><text:span text:style-name="T23">&gt; x[3:7]</text:span></text:p>
                <text:p><text:span text:style-name="T23"><text:s/></text:span><text:span text:style-name="T29">[1] 5 6 7 8 9</text:span><text:span text:style-name="T23"> <text:s/></text:span></text:p>
                <text:p><text:span text:style-name="T23">&gt; x[seq(2, 6, 2)]</text:span></text:p>
                <text:p><text:span text:style-name="T41"><text:s/></text:span><text:span text:style-name="T24">[1] 4 6 8</text:span></text:p>
                <text:p><text:span text:style-name="T42">&gt; x[rep(3, 2)]</text:span></text:p>
                <text:p><text:span text:style-name="T43"><text:s/></text:span><text:span text:style-name="T44">[1] 5 5</text:span></text:p>
              </text:list-item>
              <text:list-item>
                <text:p><text:span text:style-name="T25">We can add an element to a vector</text:span></text:p>
                <text:p><text:span text:style-name="T23">&gt; y &lt;- c(x, 1)</text:span></text:p>
                <text:p><text:span text:style-name="T23">&gt; y</text:span></text:p>
                <text:p><text:span text:style-name="T29">[1] 3 4 5 6 7 8 9 10 11 12 1</text:span></text:p>
              </text:list-item>
              <text:list-item>
                <text:p><text:span text:style-name="T45">We can glue vectors together</text:span></text:p>
                <text:p><text:span text:style-name="T23">&gt; z &lt;- c(x, y)</text:span></text:p>
                <text:p><text:span text:style-name="T23">&gt; z</text:span></text:p>
                <text:p><text:span text:style-name="T24">[1] 3 4 5 6 7 8 9 10 11 12 3 4 5 6 7 8 9 10 11 12 1</text:span></text:p>
              </text:list-item>
            </text:list>
          </draw:text-box>
        </draw:frame>
        <presentation:notes draw:style-name="dp4">
          <draw:page-thumbnail draw:style-name="gr13" draw:layer="layout" svg:width="14.151cm" svg:height="10.598cm" svg:x="2.755cm" svg:y="2.124cm" draw:page-number="17" presentation:class="page"/>
          <draw:frame presentation:style-name="pr9" draw:text-style-name="P13" draw:layer="layout" svg:width="14.393cm" svg:height="12.732cm" svg:x="2.632cm" svg:y="13.503cm" presentation:class="notes" presentation:placeholder="true">
            <draw:text-box/>
          </draw:frame>
        </presentation:notes>
      </draw:page>
      <draw:page draw:name="page18" draw:style-name="dp3" draw:master-page-name="Default" presentation:presentation-page-layout-name="AL2T1" presentation:use-date-time-name="dtd1">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0.691cm" svg:y="4.429cm" presentation:class="outline" presentation:user-transformed="true">
          <draw:text-box>
            <text:list text:style-name="L10">
              <text:list-item>
                <text:p><text:span text:style-name="T36">We can remove element(s) from a vector </text:span></text:p>
                <text:p><text:span text:style-name="T23">&gt; x &lt;- 3:12</text:span></text:p>
                <text:p><text:span text:style-name="T23">&gt; x[-3]</text:span></text:p>
                <text:p><text:span text:style-name="T23"><text:s/></text:span><text:span text:style-name="T29">[1] 3 4 6 7 8 9 10 11 12</text:span></text:p>
                <text:p><text:span text:style-name="T23">&gt; x[-(5:7)]</text:span></text:p>
                <text:p><text:span text:style-name="T41"><text:s/></text:span><text:span text:style-name="T24">[1] 3 4 5 6 10 11 12</text:span></text:p>
                <text:p><text:span text:style-name="T42">&gt; x[-seq(2, 6, 2)]</text:span></text:p>
                <text:p><text:span text:style-name="T43"><text:s/></text:span><text:span text:style-name="T44">[1] 3 5 7 9 10 11 12</text:span></text:p>
              </text:list-item>
              <text:list-item>
                <text:p><text:span text:style-name="T25">Finally, we can modify the contents of a vector</text:span></text:p>
                <text:p><text:span text:style-name="T23">&gt; x[6] &lt;- 4</text:span></text:p>
                <text:p><text:span text:style-name="T23">&gt; x</text:span></text:p>
                <text:p><text:span text:style-name="T24">[1] 3 4 5 6 7 4 9 10 11 12</text:span></text:p>
                <text:p><text:span text:style-name="T23">&gt; x[3:5] &lt;- 1</text:span></text:p>
                <text:p><text:span text:style-name="T23">&gt; x</text:span></text:p>
                <text:p><text:span text:style-name="T24">[1] 3 4 1 1 1 4 9 10 11 12</text:span></text:p>
              </text:list-item>
              <text:list-item>
                <text:p><text:span text:style-name="T25">Remember! </text:span><text:span text:style-name="T46">Square</text:span><text:span text:style-name="T45"> brackets for indexing </text:span><text:span text:style-name="T46">[]</text:span><text:span text:style-name="T45">, </text:span><text:span text:style-name="T46">parentheses </text:span><text:span text:style-name="T45"><text:s/>for function arguments </text:span><text:span text:style-name="T46">()</text:span><text:span text:style-name="T45">.</text:span></text:p>
              </text:list-item>
            </text:list>
          </draw:text-box>
        </draw:frame>
        <presentation:notes draw:style-name="dp4">
          <draw:page-thumbnail draw:style-name="gr13" draw:layer="layout" svg:width="14.151cm" svg:height="10.598cm" svg:x="2.755cm" svg:y="2.124cm" draw:page-number="18" presentation:class="page"/>
          <draw:frame presentation:style-name="pr9" draw:text-style-name="P13" draw:layer="layout" svg:width="14.393cm" svg:height="12.732cm" svg:x="2.632cm" svg:y="13.503cm" presentation:class="notes" presentation:placeholder="true">
            <draw:text-box/>
          </draw:frame>
        </presentation:notes>
      </draw:page>
      <draw:page draw:name="page19" draw:style-name="dp3" draw:master-page-name="Default" presentation:presentation-page-layout-name="AL2T1" presentation:use-date-time-name="dtd1">
        <draw:frame presentation:style-name="pr7" draw:layer="layout" svg:width="22.798cm" svg:height="3.626cm" svg:x="1.27cm" svg:y="0.705cm" presentation:class="title" presentation:user-transformed="true">
          <draw:text-box>
            <text:p>Basic concepts in R<text:line-break/><text:span text:style-name="T22">vector arithmetic</text:span><text:line-break/></text:p>
          </draw:text-box>
        </draw:frame>
        <draw:frame presentation:style-name="pr8" draw:layer="layout" svg:width="23.36cm" svg:height="14.994cm" svg:x="0.691cm" svg:y="4.429cm" presentation:class="outline" presentation:user-transformed="true">
          <draw:text-box>
            <text:list text:style-name="L10">
              <text:list-item>
                <text:p><text:span text:style-name="T36">When applying all standard arithmetic operations to vectors, application is element-wise </text:span></text:p>
                <text:p><text:span text:style-name="T23">&gt; x &lt;- 1:10</text:span></text:p>
                <text:p><text:span text:style-name="T23">&gt; y &lt;- x*2</text:span></text:p>
                <text:p><text:span text:style-name="T23">&gt; y</text:span></text:p>
                <text:p><text:span text:style-name="T29">[1] 2 4 6 8 10 12 14 16 18 20</text:span></text:p>
                <text:p><text:span text:style-name="T23">&gt; z &lt;- x^2</text:span></text:p>
                <text:p><text:span text:style-name="T23">&gt; z</text:span></text:p>
                <text:p><text:span text:style-name="T29">[1] 1 4 9 16 25 36 49 64 81 100</text:span></text:p>
              </text:list-item>
              <text:list-item>
                <text:p><text:span text:style-name="T45">Adding two vectors</text:span></text:p>
                <text:p><text:span text:style-name="T23">&gt; y + z</text:span></text:p>
                <text:p><text:span text:style-name="T24">[1] 3 8 15 24 35 48 63 80 99 120</text:span></text:p>
              </text:list-item>
              <text:list-item>
                <text:p><text:span text:style-name="T25">If vectors are not the same length, the shorter one will be recycled:</text:span></text:p>
                <text:p><text:span text:style-name="T42">&gt; x + 1:2</text:span></text:p>
                <text:p><text:span text:style-name="T44">[1] 2 4 4 6 6 8 8 10 10 12</text:span></text:p>
              </text:list-item>
              <text:list-item>
                <text:p><text:span text:style-name="T47">But be careful if the vector lengths aren't factors of each other:</text:span></text:p>
                <text:p><text:span text:style-name="T48">&gt; x + 1:3</text:span></text:p>
                <text:p><text:span text:style-name="T25"/></text:p>
              </text:list-item>
            </text:list>
          </draw:text-box>
        </draw:frame>
        <presentation:notes draw:style-name="dp4">
          <draw:page-thumbnail draw:style-name="gr13" draw:layer="layout" svg:width="14.151cm" svg:height="10.598cm" svg:x="2.755cm" svg:y="2.124cm" draw:page-number="19" presentation:class="page"/>
          <draw:frame presentation:style-name="pr9" draw:text-style-name="P13" draw:layer="layout" svg:width="14.393cm" svg:height="12.732cm" svg:x="2.632cm" svg:y="13.503cm" presentation:class="notes" presentation:placeholder="true">
            <draw:text-box/>
          </draw:frame>
        </presentation:notes>
      </draw:page>
      <draw:page draw:name="page20" draw:style-name="dp3" draw:master-page-name="Default" presentation:presentation-page-layout-name="AL2T1" presentation:use-date-time-name="dtd1">
        <draw:frame presentation:style-name="pr7" draw:layer="layout" svg:width="22.798cm" svg:height="3.626cm" svg:x="1.27cm" svg:y="0.705cm" presentation:class="title" presentation:user-transformed="true">
          <draw:text-box>
            <text:p>Basic concepts in R<text:line-break/><text:span text:style-name="T22">Character vectors and naming</text:span><text:line-break/></text:p>
          </draw:text-box>
        </draw:frame>
        <draw:frame presentation:style-name="pr8" draw:layer="layout" svg:width="23.36cm" svg:height="14.994cm" svg:x="0.691cm" svg:y="4.429cm" presentation:class="outline" presentation:user-transformed="true">
          <draw:text-box>
            <text:list text:style-name="L10">
              <text:list-item>
                <text:p><text:span text:style-name="T36">All the vectors we have seen so far have contained numbers, but we can also store strings in vectors – this is called a </text:span><text:span text:style-name="T37">character</text:span><text:span text:style-name="T36"> vector.</text:span></text:p>
                <text:p><text:span text:style-name="T49">&gt; gene.names &lt;- c("Pax6","Beta-actin","FoxP2","Hox9")</text:span></text:p>
              </text:list-item>
              <text:list-item>
                <text:p><text:span text:style-name="T36">We can name elements of vectors using the </text:span><text:span text:style-name="T37">names</text:span><text:span text:style-name="T36"> function, which can be useful to keep track of the meaning of our data:</text:span></text:p>
                <text:p><text:span text:style-name="T49">&gt; gene.expression &lt;- c(0,3.2,1.2,-2)</text:span></text:p>
                <text:p><text:span text:style-name="T49">&gt; gene.expression</text:span></text:p>
                <text:p><text:span text:style-name="T50">[1] <text:s/>0.0 <text:s/>3.2 <text:s/>1.2 -2.0</text:span></text:p>
                <text:p><text:span text:style-name="T49">&gt; names(gene.expression)&lt;-gene.names</text:span></text:p>
                <text:p><text:span text:style-name="T49">&gt; gene.expression</text:span></text:p>
                <text:p><text:span text:style-name="T50"><text:s text:c="6"/></text:span><text:span text:style-name="T50">Pax6 Beta-actin <text:s text:c="5"/>FoxP2 <text:s text:c="6"/>Hox9 </text:span></text:p>
                <text:p><text:span text:style-name="T50"><text:s text:c="7"/></text:span><text:span text:style-name="T50">0.0 <text:s text:c="7"/>3.2 <text:s text:c="7"/>1.2 <text:s text:c="6"/>-2.0</text:span></text:p>
              </text:list-item>
              <text:list-item>
                <text:p><text:span text:style-name="T36">We can also use the </text:span><text:span text:style-name="T37">names</text:span><text:span text:style-name="T36"> function to get a vector of the names of an object:</text:span></text:p>
                <text:p><text:span text:style-name="T49">&gt; names(gene.expression)</text:span></text:p>
                <text:p><text:span text:style-name="T50">[1] "Pax6" <text:s text:c="6"/>"Beta-actin" "FoxP2" <text:s text:c="5"/>"Hox9"</text:span></text:p>
              </text:list-item>
            </text:list>
          </draw:text-box>
        </draw:frame>
        <presentation:notes draw:style-name="dp4">
          <draw:page-thumbnail draw:style-name="gr13" draw:layer="layout" svg:width="14.151cm" svg:height="10.598cm" svg:x="2.755cm" svg:y="2.124cm" draw:page-number="20" presentation:class="page"/>
          <draw:frame presentation:style-name="pr9" draw:text-style-name="P13" draw:layer="layout" svg:width="14.393cm" svg:height="12.732cm" svg:x="2.632cm" svg:y="13.503cm" presentation:class="notes" presentation:placeholder="true">
            <draw:text-box/>
          </draw:frame>
        </presentation:notes>
      </draw:page>
      <draw:page draw:name="page21" draw:style-name="dp3" draw:master-page-name="Default" presentation:presentation-page-layout-name="AL2T1" presentation:use-date-time-name="dtd1">
        <draw:frame presentation:style-name="pr7" draw:layer="layout" svg:width="22.798cm" svg:height="3.38cm" svg:x="1.27cm" svg:y="0.828cm" presentation:class="title" presentation:user-transformed="true">
          <draw:text-box>
            <text:p>Exercise: genes and genomes<text:line-break/></text:p>
          </draw:text-box>
        </draw:frame>
        <draw:frame presentation:style-name="pr8" draw:layer="layout" svg:width="23.189cm" svg:height="2.001cm" svg:x="0.691cm" svg:y="4.429cm" presentation:class="outline" presentation:user-transformed="true">
          <draw:text-box>
            <text:list text:style-name="L10">
              <text:list-item>
                <text:p><text:span text:style-name="T36">Let's try some vector arithmetic. Here are the genome lengths and number of protein coding genes for several model organisms:</text:span></text:p>
              </text:list-item>
            </text:list>
          </draw:text-box>
        </draw:frame>
        <draw:frame draw:style-name="standard" draw:layer="layout" svg:width="24.235cm" svg:height="6.843cm" svg:x="0.666cm" svg:y="6.652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51">Species</text:span></text:p>
              </table:table-cell>
              <table:table-cell>
                <text:p><text:span text:style-name="T51">Genome size (Mb)</text:span></text:p>
              </table:table-cell>
              <table:table-cell>
                <text:p><text:span text:style-name="T51">Protein coding genes</text:span></text:p>
              </table:table-cell>
            </table:table-row>
            <table:table-row table:style-name="ro2" table:default-cell-style-name="ce1">
              <table:table-cell table:style-name="ce2">
                <text:p><text:span text:style-name="T52">Homo sapiens</text:span></text:p>
              </table:table-cell>
              <table:table-cell>
                <text:p><text:span text:style-name="T51">3,102</text:span></text:p>
              </table:table-cell>
              <table:table-cell>
                <text:p><text:span text:style-name="T51">20,774</text:span></text:p>
              </table:table-cell>
            </table:table-row>
            <table:table-row table:style-name="ro2" table:default-cell-style-name="ce1">
              <table:table-cell table:style-name="ce2">
                <text:p><text:span text:style-name="T52">Mus musculus</text:span></text:p>
              </table:table-cell>
              <table:table-cell>
                <text:p><text:span text:style-name="T51">2,731</text:span></text:p>
              </table:table-cell>
              <table:table-cell>
                <text:p><text:span text:style-name="T51">23,139</text:span></text:p>
              </table:table-cell>
            </table:table-row>
            <table:table-row table:style-name="ro3" table:default-cell-style-name="ce1">
              <table:table-cell table:style-name="ce2">
                <text:p><text:span text:style-name="T52">Drosophila melanogaster</text:span></text:p>
              </table:table-cell>
              <table:table-cell>
                <text:p><text:span text:style-name="T51">169</text:span></text:p>
              </table:table-cell>
              <table:table-cell>
                <text:p><text:span text:style-name="T51">13,937</text:span></text:p>
              </table:table-cell>
            </table:table-row>
            <table:table-row table:style-name="ro4" table:default-cell-style-name="ce1">
              <table:table-cell table:style-name="ce2">
                <text:p><text:span text:style-name="T52">Caenorhabditis elegans</text:span></text:p>
              </table:table-cell>
              <table:table-cell>
                <text:p><text:span text:style-name="T51">100</text:span></text:p>
              </table:table-cell>
              <table:table-cell>
                <text:p><text:span text:style-name="T51">20,532</text:span></text:p>
              </table:table-cell>
            </table:table-row>
            <table:table-row table:style-name="ro5" table:default-cell-style-name="ce1">
              <table:table-cell table:style-name="ce2">
                <text:p><text:span text:style-name="T52">Saccharomyces cerevisiae</text:span></text:p>
              </table:table-cell>
              <table:table-cell>
                <text:p><text:span text:style-name="T51">12</text:span></text:p>
              </table:table-cell>
              <table:table-cell>
                <text:p><text:span text:style-name="T51">6,692</text:span></text:p>
              </table:table-cell>
            </table:table-row>
          </table:table>
          <draw:image xlink:href="Pictures/TablePreview1.svm" xlink:type="simple" xlink:show="embed" xlink:actuate="onLoad"/>
        </draw:frame>
        <draw:frame draw:style-name="gr14" draw:text-style-name="P18" draw:layer="layout" svg:width="24.589cm" svg:height="2.533cm" svg:x="0.333cm" svg:y="13.7cm">
          <draw:text-box>
            <text:list text:style-name="L10">
              <text:list-item>
                <text:p><text:span text:style-name="T53">Create </text:span><text:span text:style-name="T54">genome.size</text:span><text:span text:style-name="T53"> and </text:span><text:span text:style-name="T54">coding.genes</text:span><text:span text:style-name="T53"> vectors to hold the data in each column using the </text:span><text:span text:style-name="T54">c</text:span><text:span text:style-name="T53"> function. Create a </text:span><text:span text:style-name="T54">species.name</text:span><text:span text:style-name="T53"> vector and use this vector to name the values in the other two vectors.</text:span></text:p>
              </text:list-item>
            </text:list>
          </draw:text-box>
        </draw:frame>
        <presentation:notes draw:style-name="dp4">
          <draw:page-thumbnail draw:style-name="gr13" draw:layer="layout" svg:width="14.151cm" svg:height="10.598cm" svg:x="2.755cm" svg:y="2.124cm" draw:page-number="21" presentation:class="page"/>
          <draw:frame presentation:style-name="pr9" draw:text-style-name="P13" draw:layer="layout" svg:width="14.393cm" svg:height="12.732cm" svg:x="2.632cm" svg:y="13.503cm" presentation:class="notes" presentation:placeholder="true">
            <draw:text-box/>
          </draw:frame>
        </presentation:notes>
      </draw:page>
      <draw:page draw:name="page22" draw:style-name="dp3" draw:master-page-name="Default" presentation:presentation-page-layout-name="AL2T1" presentation:use-date-time-name="dtd1">
        <draw:frame presentation:style-name="pr7" draw:layer="layout" svg:width="22.798cm" svg:height="3.38cm" svg:x="1.27cm" svg:y="0.828cm" presentation:class="title" presentation:user-transformed="true">
          <draw:text-box>
            <text:p>Exercise: genes and genomes<text:line-break/></text:p>
          </draw:text-box>
        </draw:frame>
        <draw:frame presentation:style-name="pr8" draw:layer="layout" svg:width="23.277cm" svg:height="14.073cm" svg:x="0.691cm" svg:y="4.429cm" presentation:class="outline" presentation:user-transformed="true">
          <draw:text-box>
            <text:list text:style-name="L10">
              <text:list-item>
                <text:p><text:span text:style-name="T36">Let's assume a coding gene has an average length of 1.5 kilobases. On average, how many base pairs of each genome is made of coding genes? Create a new vector to record this called </text:span><text:span text:style-name="T37">coding.bases</text:span><text:span text:style-name="T36">.</text:span></text:p>
                <text:p><text:span text:style-name="T36"/></text:p>
              </text:list-item>
              <text:list-item>
                <text:p><text:span text:style-name="T36">What percentage of each genome is made up of protein coding genes? Use your </text:span><text:span text:style-name="T37">coding.bases</text:span><text:span text:style-name="T36"> and </text:span><text:span text:style-name="T37">genome.size</text:span><text:span text:style-name="T36"> vectors to calculate this. (See earlier slides for how to do division in R.)</text:span></text:p>
                <text:p><text:span text:style-name="T36"/></text:p>
              </text:list-item>
              <text:list-item>
                <text:p><text:span text:style-name="T36">How many times more bases are used for coding in the human genome compared to the yeast genome? How many times more bases are in the human genome in total compared to the yeast genome? Look up indices of your vectors to find out.</text:span></text:p>
              </text:list-item>
            </text:list>
          </draw:text-box>
        </draw:frame>
        <presentation:notes draw:style-name="dp4">
          <draw:page-thumbnail draw:style-name="gr13" draw:layer="layout" svg:width="14.151cm" svg:height="10.598cm" svg:x="2.755cm" svg:y="2.124cm" draw:page-number="22" presentation:class="page"/>
          <draw:frame presentation:style-name="pr9" draw:text-style-name="P13" draw:layer="layout" svg:width="14.393cm" svg:height="12.732cm" svg:x="2.632cm" svg:y="13.503cm" presentation:class="notes" presentation:placeholder="true">
            <draw:text-box/>
          </draw:frame>
        </presentation:notes>
      </draw:page>
      <draw:page draw:name="page23" draw:style-name="dp3" draw:master-page-name="Default" presentation:presentation-page-layout-name="AL2T1" presentation:use-date-time-name="dtd1">
        <draw:frame presentation:style-name="pr7" draw:layer="layout" svg:width="22.798cm" svg:height="3.38cm" svg:x="1.27cm" svg:y="0.828cm" presentation:class="title" presentation:user-transformed="true">
          <draw:text-box>
            <text:p>Answers to genome exercise<text:line-break/></text:p>
          </draw:text-box>
        </draw:frame>
        <draw:frame presentation:style-name="pr8" draw:layer="layout" svg:width="23.277cm" svg:height="14.803cm" svg:x="0.718cm" svg:y="4.049cm" presentation:class="outline" presentation:user-transformed="true">
          <draw:text-box>
            <text:list text:style-name="L10">
              <text:list-item>
                <text:p><text:span text:style-name="T55">Creating vectors:</text:span></text:p>
                <text:p><text:span text:style-name="T56">&gt; genome.size&lt;-c(3102,2731,169,100,12)</text:span></text:p>
                <text:p><text:span text:style-name="T56">&gt; coding.genes&lt;-c(20774,23139,13937,20532,6692)</text:span></text:p>
                <text:p><text:span text:style-name="T56">&gt; species.name&lt;-c("H. sapiens","M. musculus","D. melanogaster","C. elegans","S. cerevisiae")</text:span></text:p>
                <text:p><text:span text:style-name="T56">&gt; names(genome.size)&lt;-species.name</text:span></text:p>
                <text:p><text:span text:style-name="T56">&gt; names(coding.genes)&lt;-species.name</text:span></text:p>
                <text:p><text:span text:style-name="T55"/></text:p>
              </text:list-item>
              <text:list-item>
                <text:p><text:span text:style-name="T55">To calculate the number of coding bases, we need to use the same scale as we used for genome size: 1.5 kilobases is 0.0015 Megabases.</text:span></text:p>
                <text:p><text:span text:style-name="T56">&gt; coding.bases&lt;-coding.genes*0.0015</text:span></text:p>
                <text:p><text:span text:style-name="T56">&gt; coding.bases</text:span></text:p>
                <text:p><text:span text:style-name="T57"><text:s text:c="5"/></text:span><text:span text:style-name="T57">H. sapiens <text:s text:c="4"/>M. musculus D. melanogaster <text:s text:c="5"/>C. elegans <text:s text:c="2"/>S. cerevisiae </text:span></text:p>
                <text:p><text:span text:style-name="T57"><text:s text:c="8"/></text:span><text:span text:style-name="T57">31.1610 <text:s text:c="8"/>34.7085 <text:s text:c="8"/>20.9055 <text:s text:c="8"/>30.7980 <text:s text:c="8"/>10.0380 </text:span></text:p>
                <text:p><text:span text:style-name="T58"/></text:p>
              </text:list-item>
            </text:list>
          </draw:text-box>
        </draw:frame>
        <presentation:notes draw:style-name="dp4">
          <draw:page-thumbnail draw:style-name="gr13" draw:layer="layout" svg:width="14.151cm" svg:height="10.598cm" svg:x="2.755cm" svg:y="2.124cm" draw:page-number="23" presentation:class="page"/>
          <draw:frame presentation:style-name="pr9" draw:text-style-name="P13" draw:layer="layout" svg:width="14.393cm" svg:height="12.732cm" svg:x="2.632cm" svg:y="13.503cm" presentation:class="notes" presentation:placeholder="true">
            <draw:text-box/>
          </draw:frame>
        </presentation:notes>
      </draw:page>
      <draw:page draw:name="page24" draw:style-name="dp3" draw:master-page-name="Default" presentation:presentation-page-layout-name="AL2T1" presentation:use-date-time-name="dtd1">
        <draw:frame presentation:style-name="pr7" draw:layer="layout" svg:width="22.798cm" svg:height="3.38cm" svg:x="1.27cm" svg:y="0.828cm" presentation:class="title" presentation:user-transformed="true">
          <draw:text-box>
            <text:p>Answers to genome exercise<text:line-break/></text:p>
          </draw:text-box>
        </draw:frame>
        <draw:frame presentation:style-name="pr8" draw:layer="layout" svg:width="23.277cm" svg:height="15.401cm" svg:x="0.718cm" svg:y="3.649cm" presentation:class="outline" presentation:user-transformed="true">
          <draw:text-box>
            <text:list text:style-name="L10">
              <text:list-item>
                <text:p><text:span text:style-name="T55">To calculate the percentage of coding bases in each genome:</text:span></text:p>
                <text:p><text:span text:style-name="T56">&gt; coding.pc&lt;-coding.bases/genome.size*100</text:span></text:p>
                <text:p><text:span text:style-name="T56">&gt; coding.pc</text:span></text:p>
                <text:p><text:span text:style-name="T57"><text:s text:c="5"/></text:span><text:span text:style-name="T57">H. sapiens <text:s text:c="4"/>M. musculus D. melanogaster <text:s text:c="5"/>C. elegans <text:s text:c="2"/>S. cerevisiae </text:span></text:p>
                <text:p><text:span text:style-name="T57"><text:s text:c="7"/></text:span><text:span text:style-name="T57">1.004545 <text:s text:c="7"/>1.270908 <text:s text:c="6"/>12.370118 <text:s text:c="6"/>30.798000 <text:s text:c="6"/>83.650000 </text:span></text:p>
              </text:list-item>
              <text:list-item>
                <text:p><text:span text:style-name="T59">To compare human to yeast:</text:span></text:p>
                <text:p><text:span text:style-name="T56">&gt; coding.bases[1]/coding.bases[5]</text:span></text:p>
                <text:p><text:span text:style-name="T57">H. sapiens </text:span></text:p>
                <text:p><text:span text:style-name="T57"><text:s text:c="2"/></text:span><text:span text:style-name="T57">3.104304</text:span></text:p>
                <text:p><text:span text:style-name="T56">&gt; genome.size[1]/genome.size[5]</text:span></text:p>
                <text:p><text:span text:style-name="T57">H. sapiens </text:span></text:p>
                <text:p><text:span text:style-name="T57"><text:s text:c="5"/></text:span><text:span text:style-name="T57">258.5 </text:span></text:p>
              </text:list-item>
              <text:list-item>
                <text:p><text:span text:style-name="T59">Note that if a new vector is created using a named vector, the names are usually carried across to the new vector. Sometimes this is what we want (as for </text:span><text:span text:style-name="T60">coding.pc</text:span><text:span text:style-name="T59">) but sometimes it is not (when we are comparing human to yeast). We can remove names by setting them to the special NULL value:</text:span></text:p>
                <text:p><text:span text:style-name="T56">&gt; names(coding.pc)&lt;-NULL</text:span></text:p>
                <text:p><text:span text:style-name="T56">&gt; coding.pc</text:span></text:p>
                <text:p><text:span text:style-name="T57">[1] <text:s/>1.004545 <text:s/>1.270908 12.370118 30.798000 83.650000</text:span></text:p>
              </text:list-item>
            </text:list>
          </draw:text-box>
        </draw:frame>
        <presentation:notes draw:style-name="dp4">
          <draw:page-thumbnail draw:style-name="gr13" draw:layer="layout" svg:width="14.151cm" svg:height="10.598cm" svg:x="2.755cm" svg:y="2.124cm" draw:page-number="24" presentation:class="page"/>
          <draw:frame presentation:style-name="pr9" draw:text-style-name="P13" draw:layer="layout" svg:width="14.393cm" svg:height="12.732cm" svg:x="2.632cm" svg:y="13.503cm" presentation:class="notes" presentation:placeholder="true">
            <draw:text-box/>
          </draw:frame>
        </presentation:notes>
      </draw:page>
      <draw:page draw:name="page25" draw:style-name="dp3" draw:master-page-name="Default" presentation:use-date-time-name="dtd1">
        <draw:custom-shape draw:style-name="gr15" draw:text-style-name="P2" draw:layer="layout" svg:width="22.851cm" svg:height="3.453cm" svg:x="1.27cm" svg:y="0.617cm">
          <text:list text:style-name="L1">
            <text:list-header>
              <text:p text:style-name="P5"><text:span text:style-name="T11">Writing scripts with Rstudio</text:span></text:p>
            </text:list-header>
          </text:list>
          <draw:enhanced-geometry svg:viewBox="0 0 21600 21600" draw:type="mso-spt202" draw:enhanced-path="M 0 0 L 21600 0 21600 21600 0 21600 0 0 Z N"/>
        </draw:custom-shape>
        <draw:custom-shape draw:style-name="gr16" draw:text-style-name="P22" draw:layer="layout" svg:width="24.999cm" svg:height="14cm" svg:x="0.203cm" svg:y="4cm">
          <text:list text:style-name="L1">
            <text:list-header>
              <text:p text:style-name="P19"><text:span text:style-name="T10">Typing lots of commands directly to R can be tedious. A better way is to write the commands to a file and then load it into R.</text:span></text:p>
            </text:list-header>
          </text:list>
          <text:list text:style-name="L12">
            <text:list-item>
              <text:p text:style-name="P6"><text:span text:style-name="T10">Click on </text:span><text:span text:style-name="T61">File -&gt; New </text:span><text:span text:style-name="T62">in Rstudio</text:span></text:p>
            </text:list-item>
            <text:list-item>
              <text:p text:style-name="P6"><text:span text:style-name="T10">Type in some R code, e.g.</text:span></text:p>
            </text:list-item>
          </text:list>
          <text:list text:style-name="L13">
            <text:list-header>
              <text:p text:style-name="P20"><text:span text:style-name="T23"><text:s text:c="7"/></text:span><text:span text:style-name="T23">x &lt;- 2 + 2</text:span></text:p>
              <text:p text:style-name="P20"><text:span text:style-name="T23"><text:s text:c="7"/></text:span><text:span text:style-name="T23">print(x)</text:span></text:p>
              <text:p text:style-name="P20"><text:span text:style-name="T63"/></text:p>
            </text:list-header>
          </text:list>
          <text:list text:style-name="L12">
            <text:list-item>
              <text:p text:style-name="P6"><text:span text:style-name="T10">Click on </text:span><text:span text:style-name="T61">Run </text:span><text:span text:style-name="T62">to execute the </text:span><text:span text:style-name="T61">current line</text:span><text:span text:style-name="T62">, and </text:span><text:span text:style-name="T61">Source</text:span><text:span text:style-name="T62"> to execute the </text:span><text:span text:style-name="T61">whole script</text:span></text:p>
              <text:p text:style-name="P6"><text:span text:style-name="T61"/></text:p>
              <text:p text:style-name="P6"><text:span text:style-name="T61"/></text:p>
              <text:p text:style-name="P6"><text:span text:style-name="T61"/></text:p>
              <text:p text:style-name="P6"><text:span text:style-name="T61"/></text:p>
              <text:p text:style-name="P6"><text:span text:style-name="T61"/></text:p>
              <text:p text:style-name="P6"/>
            </text:list-item>
          </text:list>
          <text:list text:style-name="L13">
            <text:list-item>
              <text:p text:style-name="P21"><text:span text:style-name="T62"><text:s text:c="3"/></text:span><text:span text:style-name="T62">Sourcing can also be performed manually with </text:span><text:span text:style-name="T64">source("myScript.R")</text:span></text:p>
              <text:p text:style-name="P20"><text:span text:style-name="T65"/></text:p>
            </text:list-item>
          </text:list>
          <draw:enhanced-geometry svg:viewBox="0 0 21600 21600" draw:type="mso-spt202" draw:enhanced-path="M 0 0 L 21600 0 21600 21600 0 21600 0 0 Z N"/>
        </draw:custom-shape>
        <draw:frame draw:style-name="gr12" draw:text-style-name="P17" draw:layer="layout" svg:width="17.938cm" svg:height="4.021cm" svg:x="3.707cm" svg:y="12.228cm">
          <draw:image xlink:href="Pictures/10000000000002A600000098B5CFA37F.png" xlink:type="simple" xlink:show="embed" xlink:actuate="onLoad">
            <text:p/>
          </draw:image>
        </draw:frame>
        <draw:custom-shape draw:style-name="gr17" draw:text-style-name="P17" draw:layer="layout" svg:width="1.852cm" svg:height="1.251cm" svg:x="14.312cm" svg:y="13.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2.118cm" svg:height="1.251cm" svg:x="17.485cm" svg:y="13.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layer="layout" svg:x1="6.277cm" svg:y1="10.439cm" svg:x2="14.239cm" svg:y2="13.686cm">
          <text:p/>
        </draw:line>
        <draw:line draw:style-name="gr18" draw:layer="layout" svg:x1="18.184cm" svg:y1="10.535cm" svg:x2="18.424cm" svg:y2="13.325cm">
          <text:p/>
        </draw:lin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presentation:notes>
      </draw:page>
      <draw:page draw:name="page26" draw:style-name="dp3" draw:master-page-name="Default" presentation:use-date-time-name="dtd1">
        <draw:custom-shape draw:style-name="gr15" draw:text-style-name="P8" draw:layer="layout" svg:width="22.851cm" svg:height="3.453cm" svg:x="1.27cm" svg:y="0.617cm">
          <text:list text:style-name="L1">
            <text:list-item>
              <text:p text:style-name="P23"><text:span text:style-name="T66">Getting Help</text:span></text:p>
            </text:list-item>
          </text:list>
          <draw:enhanced-geometry svg:viewBox="0 0 21600 21600" draw:type="mso-spt202" draw:enhanced-path="M 0 0 L 21600 0 21600 21600 0 21600 0 0 Z N"/>
        </draw:custom-shape>
        <draw:custom-shape draw:style-name="gr2" draw:text-style-name="P24" draw:layer="layout" svg:width="24.999cm" svg:height="15.178cm" svg:x="0.255cm" svg:y="2.875cm">
          <text:list text:style-name="L1">
            <text:list-header>
              <text:p text:style-name="P19"><text:span text:style-name="T67"/></text:p>
            </text:list-header>
          </text:list>
          <text:list text:style-name="L12">
            <text:list-item>
              <text:p text:style-name="P6"><text:span text:style-name="T67">To get help on any R function, type </text:span><text:span text:style-name="T68">?</text:span><text:span text:style-name="T67"> followed by the function name. For example:</text:span></text:p>
              <text:p text:style-name="P6"><text:span text:style-name="T69">&gt; ?seq</text:span></text:p>
            </text:list-item>
            <text:list-item>
              <text:p text:style-name="P6"><text:span text:style-name="T67">This retrieves the syntax and arguments for the function. You can see the default order of arguments here. The help page also tells you which </text:span><text:span text:style-name="T70">package</text:span><text:span text:style-name="T71"> it belongs to. </text:span></text:p>
            </text:list-item>
            <text:list-item>
              <text:p text:style-name="P6"><text:span text:style-name="T71">There will typically be example usage, which you can test using the </text:span><text:span text:style-name="T70">example</text:span><text:span text:style-name="T71"> function:</text:span></text:p>
            </text:list-item>
          </text:list>
          <text:p text:style-name="P6"><text:span text:style-name="T69"><text:tab/></text:span><text:span text:style-name="T69"> <text:s/></text:span><text:span text:style-name="T69">&gt; example(seq)</text:span></text:p>
          <text:list text:continue-numbering="true" text:style-name="L12">
            <text:list-item>
              <text:p text:style-name="P6"><text:span text:style-name="T71">If you can't remember the exact name type </text:span><text:span text:style-name="T72">??</text:span><text:span text:style-name="T73"> </text:span><text:span text:style-name="T71">followed by your guess. R will return a list of possibles</text:span></text:p>
              <text:p text:style-name="P6"><text:span text:style-name="T69">&gt; ??rint</text:span></text:p>
            </text:list-item>
          </text:list>
          <text:list text:style-name="L14">
            <text:list-header>
              <text:p text:style-name="P20"><text:span text:style-name="T71"/></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presentation:notes>
      </draw:page>
      <draw:page draw:name="page27" draw:style-name="dp3" draw:master-page-name="Default" presentation:use-date-time-name="dtd1">
        <draw:custom-shape draw:style-name="gr1" draw:text-style-name="P2" draw:layer="layout" svg:width="22.856cm" svg:height="3.175cm" svg:x="1.27cm" svg:y="0.758cm">
          <text:list text:style-name="L1">
            <text:list-header>
              <text:p text:style-name="P5"><text:span text:style-name="T1">Interacting with the R console</text:span></text:p>
            </text:list-header>
          </text:list>
          <draw:enhanced-geometry svg:viewBox="0 0 21600 21600" draw:type="mso-spt202" draw:enhanced-path="M 0 0 L 21600 0 21600 21600 0 21600 0 0 Z N"/>
        </draw:custom-shape>
        <draw:custom-shape draw:style-name="gr2" draw:text-style-name="P2" draw:layer="layout" svg:width="23.711cm" svg:height="13.604cm" svg:x="1.301cm" svg:y="4.123cm">
          <text:list text:style-name="L15">
            <text:list-item>
              <text:p text:style-name="P25"><text:span text:style-name="T10">R console symbols</text:span></text:p>
            </text:list-item>
          </text:list>
          <text:list text:style-name="L16">
            <text:list-item>
              <text:list>
                <text:list-item>
                  <text:p text:style-name="P26"><text:span text:style-name="T74">;</text:span><text:span text:style-name="T12"> end of line</text:span></text:p>
                </text:list-item>
              </text:list>
            </text:list-item>
          </text:list>
          <text:list text:style-name="L17">
            <text:list-item>
              <text:list>
                <text:list-item>
                  <text:list>
                    <text:list-item>
                      <text:p text:style-name="P26"><text:span text:style-name="T75">Enables multiple commands to be placed on one line of text</text:span></text:p>
                    </text:list-item>
                  </text:list>
                </text:list-item>
              </text:list>
            </text:list-item>
          </text:list>
          <text:list text:style-name="L16">
            <text:list-item>
              <text:list>
                <text:list-item>
                  <text:p text:style-name="P26"><text:span text:style-name="T76">#</text:span><text:span text:style-name="T13"> comment</text:span></text:p>
                </text:list-item>
              </text:list>
            </text:list-item>
          </text:list>
          <text:list text:style-name="L17">
            <text:list-item>
              <text:list>
                <text:list-item>
                  <text:list>
                    <text:list-item>
                      <text:p text:style-name="P26"><text:span text:style-name="T75">indicates text is a comment and not executed</text:span></text:p>
                    </text:list-item>
                  </text:list>
                </text:list-item>
              </text:list>
            </text:list-item>
          </text:list>
          <text:list text:style-name="L16">
            <text:list-item>
              <text:list>
                <text:list-item>
                  <text:p text:style-name="P26"><text:span text:style-name="T76">+</text:span><text:span text:style-name="T13"> command line wrap</text:span></text:p>
                </text:list-item>
              </text:list>
            </text:list-item>
          </text:list>
          <text:list text:style-name="L17">
            <text:list-item>
              <text:list>
                <text:list-item>
                  <text:list>
                    <text:list-item>
                      <text:p text:style-name="P26"><text:span text:style-name="T75">R is waiting for you to complete an expression</text:span></text:p>
                    </text:list-item>
                  </text:list>
                </text:list-item>
              </text:list>
            </text:list-item>
          </text:list>
          <text:list text:style-name="L16">
            <text:list-item>
              <text:p text:style-name="P26"><text:span text:style-name="T74"><text:s text:c="2"/></text:span><text:span text:style-name="T74">Ctrl-c</text:span><text:span text:style-name="T12"> or </text:span><text:span text:style-name="T74">escape</text:span><text:span text:style-name="T12"> to clear input line and try again</text:span></text:p>
            </text:list-item>
            <text:list-item>
              <text:p text:style-name="P26"><text:span text:style-name="T74"><text:s text:c="2"/></text:span><text:span text:style-name="T74">Ctrl-l</text:span><text:span text:style-name="T12"> to clear window </text:span></text:p>
            </text:list-item>
            <text:list-item>
              <text:p text:style-name="P26"><text:span text:style-name="T12"><text:s text:c="2"/></text:span><text:span text:style-name="T12">Press </text:span><text:span text:style-name="T74">q </text:span><text:span text:style-name="T12">to leave help (using R from the terminal)</text:span></text:p>
            </text:list-item>
            <text:list-item>
              <text:p text:style-name="P26"><text:span text:style-name="T12"><text:s text:c="2"/></text:span><text:span text:style-name="T12">Use the </text:span><text:span text:style-name="T74">TAB key</text:span><text:span text:style-name="T12"> for command auto completion</text:span></text:p>
            </text:list-item>
            <text:list-item>
              <text:p text:style-name="P26"><text:span text:style-name="T12"><text:s text:c="2"/></text:span><text:span text:style-name="T12">Use </text:span><text:span text:style-name="T74">up and down arrows</text:span><text:span text:style-name="T12"> to scroll through the command history</text:span></text:p>
            </text:list-item>
          </text:list>
          <text:list text:style-name="L1">
            <text:list-header>
              <text:p text:style-name="P27"><text:span text:style-name="T77"/></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8"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R packages</text:span></text:p>
            </text:list-header>
          </text:list>
          <draw:enhanced-geometry svg:viewBox="0 0 21600 21600" draw:type="mso-spt202" draw:enhanced-path="M 0 0 L 21600 0 21600 21600 0 21600 0 0 Z N"/>
        </draw:custom-shape>
        <draw:custom-shape draw:style-name="gr19" draw:text-style-name="P11" draw:layer="layout" svg:width="22.856cm" svg:height="12.531cm" svg:x="1.2cm" svg:y="3.706cm">
          <text:list text:style-name="L4">
            <text:list-item>
              <text:p text:style-name="P6"><text:span text:style-name="T9">R comes ready loaded with various libraries of functions called </text:span><text:span text:style-name="T78">packages</text:span><text:span text:style-name="T9">. e.g. the function </text:span><text:span text:style-name="T78">sum()</text:span><text:span text:style-name="T79"> is in the </text:span><text:span text:style-name="T78">base</text:span><text:span text:style-name="T79"> package and </text:span><text:span text:style-name="T78">sd()</text:span><text:span text:style-name="T79">, which calculates the standard deviation of a vector, is in the </text:span><text:span text:style-name="T78">stats </text:span><text:span text:style-name="T79">package</text:span></text:p>
            </text:list-item>
            <text:list-item>
              <text:p text:style-name="P6"><text:span text:style-name="T79">There are 1000s of additional packages provided by third parties, and the packages can be found in numerous server locations on the web called </text:span><text:span text:style-name="T78">repositories</text:span></text:p>
            </text:list-item>
            <text:list-item>
              <text:p text:style-name="P6"><text:span text:style-name="T79">The two repositories you will come across the most are</text:span></text:p>
              <text:list>
                <text:list-item>
                  <text:list>
                    <text:list-item>
                      <text:p text:style-name="P6"><text:span text:style-name="T78">The Comprehensive R Archive Network (CRAN)</text:span></text:p>
                    </text:list-item>
                    <text:list-item>
                      <text:p text:style-name="P6"><text:span text:style-name="T78">Bioconductor</text:span></text:p>
                    </text:list-item>
                  </text:list>
                </text:list-item>
              </text:list>
            </text:list-item>
            <text:list-item>
              <text:p text:style-name="P6"><text:span text:style-name="T79">CRAN is mirrored in many locations. Set your local mirror in RStudio using Tools → Options, and choose a CRAN mirror</text:span></text:p>
            </text:list-item>
            <text:list-item>
              <text:p text:style-name="P6"><text:span text:style-name="T79">Set the Bioconductor package download tool by typing:</text:span></text:p>
              <text:p text:style-name="P6"><text:span text:style-name="T23">&gt; source("</text:span><text:span text:style-name="T23"><text:a xlink:href="http://bioconductor.org/biocLite.R">http://bioconductor.org/biocLite.R</text:a></text:span><text:span text:style-name="T23">")</text:span></text:p>
            </text:list-item>
            <text:list-item>
              <text:p text:style-name="P6"><text:span text:style-name="T79">Bioconductor packages are then loaded with the biocLite() function:</text:span></text:p>
              <text:p text:style-name="P6"><text:span text:style-name="T23">&gt; biocLite("PackageName") </text:span></text:p>
            </text:list-item>
          </text:list>
          <text:list text:style-name="L1">
            <text:list-header>
              <text:p text:style-name="P28"><text:span text:style-name="T9"/></text:p>
              <text:p text:style-name="P28"><text:span text:style-name="T9"/></text:p>
              <text:p text:style-name="P28"><text:span text:style-name="T9"/></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11cm" svg:height="38.823cm" svg:x="0.013cm" svg:y="0.013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9" draw:style-name="dp3" draw:master-page-name="Default" presentation:presentation-page-layout-name="AL2T1" presentation:use-date-time-name="dtd1">
        <draw:frame presentation:style-name="pr10" draw:layer="layout" svg:width="22.834cm" svg:height="3.154cm" svg:x="1.27cm" svg:y="0.757cm" presentation:class="title">
          <draw:text-box>
            <text:p>R packages</text:p>
          </draw:text-box>
        </draw:frame>
        <draw:frame presentation:style-name="pr11" draw:text-style-name="P30" draw:layer="layout" svg:width="22.834cm" svg:height="12.573cm" svg:x="0.852cm" svg:y="4.476cm" presentation:class="outline" presentation:user-transformed="true">
          <draw:text-box>
            <text:list text:style-name="L18">
              <text:list-item>
                <text:p><text:span text:style-name="T80"><text:s/></text:span><text:span text:style-name="T80">4700</text:span><text:span text:style-name="T81">+ packages on CRAN:</text:span></text:p>
                <text:list>
                  <text:list-item>
                    <text:p><text:span text:style-name="T81">Use CRAN search to find functionality you need:</text:span></text:p>
                  </text:list-item>
                </text:list>
              </text:list-item>
            </text:list>
            <text:list text:style-name="L10">
              <text:list-item>
                <text:list>
                  <text:list-header>
                    <text:p><text:span text:style-name="T81"><text:a xlink:href="http://cran.r-project.org/search.html">http://cran.r-project.org/search.html</text:a></text:span></text:p>
                  </text:list-header>
                </text:list>
              </text:list-item>
            </text:list>
            <text:list text:style-name="L18">
              <text:list-item>
                <text:list>
                  <text:list-item>
                    <text:p><text:span text:style-name="T81">Or, look for packages by theme:</text:span></text:p>
                  </text:list-item>
                </text:list>
              </text:list-item>
            </text:list>
            <text:list text:style-name="L10">
              <text:list-item>
                <text:list>
                  <text:list-header>
                    <text:p><text:span text:style-name="T81"><text:a xlink:href="http://cran.r-project.org/web/views/">http://cran.r-project.org/web/views/</text:a></text:span></text:p>
                  </text:list-header>
                </text:list>
              </text:list-item>
            </text:list>
            <text:list text:style-name="L18">
              <text:list-item>
                <text:p><text:span text:style-name="T81"><text:s/></text:span><text:span text:style-name="T81">670+ packages in Bioconductor:</text:span></text:p>
                <text:list>
                  <text:list-item>
                    <text:p><text:span text:style-name="T81">Specialised in genomics:</text:span></text:p>
                  </text:list-item>
                </text:list>
              </text:list-item>
            </text:list>
            <text:list text:style-name="L10">
              <text:list-item>
                <text:list>
                  <text:list-header>
                    <text:p><text:span text:style-name="T81"><text:a xlink:href="http://www.bioconductor.org/packages/release/bioc/">http://www.bioconductor.org/packages/release/bioc/</text:a></text:span></text:p>
                  </text:list-header>
                </text:list>
              </text:list-item>
              <text:list-item>
                <text:p><text:span text:style-name="T82">Other repositiories:</text:span></text:p>
              </text:list-item>
            </text:list>
            <text:list text:style-name="L18">
              <text:list-item>
                <text:p><text:span text:style-name="T81"><text:s/></text:span><text:span text:style-name="T81">1600+ projects on R-forge:</text:span></text:p>
                <text:list>
                  <text:list-item>
                    <text:p><text:span text:style-name="T81"><text:a xlink:href="http://r-forge.r-project.org/">http://r-forge.r-project.org/</text:a></text:span></text:p>
                  </text:list-item>
                </text:list>
              </text:list-item>
              <text:list-item>
                <text:p><text:span text:style-name="T81"><text:s/></text:span><text:span text:style-name="T81">R graphical manual:</text:span></text:p>
                <text:list>
                  <text:list-item>
                    <text:p><text:span text:style-name="T81"><text:a xlink:href="http://rgm3.lab.nig.ac.jp/RGM">http://rgm3.lab.nig.ac.jp/RGM</text:a></text:span></text:p>
                  </text:list-item>
                </text:list>
              </text:list-item>
            </text:list>
            <text:p text:style-name="P29"><text:span text:style-name="T81">Bottomline: </text:span><text:span text:style-name="T82">always</text:span><text:span text:style-name="T83"> first look if there is already an R package that does what you want before trying to implement it yourself</text:span></text:p>
          </draw:text-box>
        </draw:frame>
        <presentation:notes draw:style-name="dp4">
          <draw:page-thumbnail draw:style-name="gr13" draw:layer="layout" svg:width="51.704cm" svg:height="38.78cm" svg:x="-42.849cm" svg:y="-36.685cm" draw:page-number="29" presentation:class="page"/>
          <draw:frame presentation:style-name="pr12" draw:text-style-name="P13" draw:layer="layout" svg:width="15.707cm" svg:height="12.727cm" svg:x="1.975cm" svg:y="13.507cm" presentation:class="notes" presentation:placeholder="true">
            <draw:text-box/>
          </draw:frame>
        </presentation:notes>
      </draw:page>
      <draw:page draw:name="page30"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Exercise: <text:s/>Install Packages</text:span><text:span text:style-name="T1"><text:line-break/></text:span><text:span text:style-name="T1">Matrix and aCGH</text:span></text:p>
            </text:list-header>
          </text:list>
          <draw:enhanced-geometry svg:viewBox="0 0 21600 21600" draw:type="mso-spt202" draw:enhanced-path="M 0 0 L 21600 0 21600 21600 0 21600 0 0 Z N"/>
        </draw:custom-shape>
        <draw:custom-shape draw:style-name="gr20" draw:text-style-name="P11" draw:layer="layout" svg:width="22.856cm" svg:height="12.568cm" svg:x="1.27cm" svg:y="4.299cm">
          <text:list text:style-name="L4">
            <text:list-item>
              <text:p text:style-name="P6"><text:span text:style-name="T9">Matrix is a CRAN extras package</text:span></text:p>
            </text:list-item>
          </text:list>
          <text:list text:style-name="L3">
            <text:list-item>
              <text:list>
                <text:list-item>
                  <text:p text:style-name="P7"><text:span text:style-name="T6">Use </text:span><text:span text:style-name="T84">install.packages() </text:span><text:span text:style-name="T6">function...</text:span></text:p>
                </text:list-item>
              </text:list>
            </text:list-item>
          </text:list>
          <text:list text:style-name="L13">
            <text:list-item>
              <text:list>
                <text:list-header>
                  <text:p text:style-name="P31"><text:span text:style-name="T85">install.packages("Matrix")</text:span></text:p>
                </text:list-header>
              </text:list>
            </text:list-item>
          </text:list>
          <text:list text:style-name="L19">
            <text:list-item>
              <text:list>
                <text:list-item>
                  <text:p text:style-name="P31"><text:span text:style-name="T86">or in RStudio goto Tools → Install Packages... and type the package name</text:span></text:p>
                </text:list-item>
              </text:list>
            </text:list-item>
          </text:list>
          <text:list text:style-name="L4">
            <text:list-item>
              <text:p text:style-name="P7"><text:span text:style-name="T9">aCGH is a BioConductor package (www.bioconductor.org)</text:span></text:p>
            </text:list-item>
          </text:list>
          <text:list text:style-name="L3">
            <text:list-item>
              <text:list>
                <text:list-item>
                  <text:p text:style-name="P7"><text:span text:style-name="T6">Use </text:span><text:span text:style-name="T84">biocLite() </text:span><text:span text:style-name="T6">function</text:span></text:p>
                </text:list-item>
              </text:list>
            </text:list-item>
          </text:list>
          <text:list text:style-name="L13">
            <text:list-header>
              <text:p text:style-name="P32"><text:span text:style-name="T85"><text:tab/></text:span><text:span text:style-name="T85">biocLite("aCGH")</text:span></text:p>
              <text:p text:style-name="P31"><text:span text:style-name="T87"/></text:p>
            </text:list-header>
          </text:list>
          <text:list text:style-name="L4">
            <text:list-item>
              <text:p text:style-name="P7"><text:span text:style-name="T9">R needs to be told to use the new functions from the installed packages</text:span></text:p>
            </text:list-item>
          </text:list>
          <text:list text:style-name="L3">
            <text:list-item>
              <text:list>
                <text:list-item>
                  <text:p text:style-name="P7"><text:span text:style-name="T6">Use </text:span><text:span text:style-name="T84">library(…) </text:span><text:span text:style-name="T6">function to load the newly installed features</text:span></text:p>
                </text:list-item>
              </text:list>
            </text:list-item>
          </text:list>
          <text:list text:style-name="L13">
            <text:list-header>
              <text:p text:style-name="P32"><text:span text:style-name="T85"><text:tab/></text:span><text:span text:style-name="T85"><text:tab/></text:span><text:span text:style-name="T85">library("Matrix") </text:span><text:span text:style-name="T88"># loads matrix functions</text:span></text:p>
              <text:p text:style-name="P32"><text:span text:style-name="T85"><text:tab/></text:span><text:span text:style-name="T85"><text:tab/></text:span><text:span text:style-name="T85">library("aCGH") </text:span><text:span text:style-name="T88"># loads aCGH functions</text:span></text:p>
            </text:list-header>
          </text:list>
          <text:list text:style-name="L3">
            <text:list-item>
              <text:list>
                <text:list-item>
                  <text:p text:style-name="P7"><text:span text:style-name="T84">library()</text:span></text:p>
                </text:list-item>
              </text:list>
            </text:list-item>
          </text:list>
          <text:list text:style-name="L20">
            <text:list-item>
              <text:list>
                <text:list-item>
                  <text:list>
                    <text:list-item>
                      <text:p text:style-name="P33"><text:span text:style-name="T89">Lists all the packages you've got installed locally</text:span></text:p>
                    </text:list-item>
                  </text:list>
                </text:list-item>
              </text:list>
            </text:list-item>
          </text:list>
          <text:list text:style-name="L1">
            <text:list-header>
              <text:p text:style-name="P28"><text:span text:style-name="T9"/></text:p>
              <text:p text:style-name="P28"><text:span text:style-name="T9"/></text:p>
              <text:p text:style-name="P28"><text:span text:style-name="T9"/></text:p>
              <text:p text:style-name="P28"><text:span text:style-name="T9"/></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11cm" svg:height="38.823cm" svg:x="0.013cm" svg:y="0.013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textarea-vertical-align="middle" draw:auto-grow-height="false" fo:padding-top="0.125cm" fo:padding-bottom="0.125cm" fo:padding-left="0.25cm" fo:padding-right="0.25cm" fo:wrap-option="no-wrap"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cm" fo:padding-bottom="0cm" fo:padding-left="0cm" fo:padding-right="0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158cm" fo:margin-bottom="0cm" fo:line-height="102%"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2%"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2%"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23cm" fo:margin-bottom="0cm" fo:line-height="102%"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Verdana"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5" style:family="presentation" style:parent-style-name="Default-outline4">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6" style:family="presentation" style:parent-style-name="Default-outline5">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7" style:family="presentation" style:parent-style-name="Default-outline6">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8" style:family="presentation" style:parent-style-name="Default-outline7">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9" style:family="presentation" style:parent-style-name="Default-outline8">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58cm" fo:margin-bottom="0cm" fo:line-height="102%"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solid" svg:stroke-width="0.062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6cm" fo:min-width="0cm" fo:padding-top="0.139cm" fo:padding-bottom="0.139cm" fo:padding-left="0.276cm" fo:padding-right="0.276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line-height="93%" fo:text-align="end" fo:text-indent="0cm" style:punctuation-wrap="hanging" style:line-break="strict" style:writing-mode="lr-tb"/>
    </style:style>
    <style:style style:name="MP7" style:family="paragraph">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font-size="13pt" fo:language="en" fo:country="US" style:font-size-asian="13pt" style:font-size-complex="13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line draw:style-name="Mgr3" draw:text-style-name="MP3" draw:layer="backgroundobjects" svg:x1="0.847cm" svg:y1="3.51cm" svg:x2="24.553cm" svg:y2="3.514cm">
        <text:p/>
      </draw:line>
      <draw:frame presentation:style-name="Default-title" draw:layer="backgroundobjects" svg:width="22.798cm" svg:height="3.119cm" svg:x="1.27cm" svg:y="0.658cm" presentation:class="title" presentation:placeholder="true">
        <draw:text-box/>
      </draw:frame>
      <draw:frame presentation:style-name="Default-outline1" draw:layer="backgroundobjects" svg:width="22.798cm" svg:height="11.049cm" svg:x="1.27cm" svg:y="4.057cm" presentation:class="outline" presentation:placeholder="true">
        <draw:text-box/>
      </draw:frame>
      <presentation:notes style:page-layout-name="PM0">
        <draw:rect draw:style-name="Mgr4" draw:text-style-name="MP4" draw:layer="backgroundobjects" svg:width="19.72cm" svg:height="28.43cm" svg:x="0cm" svg:y="0cm">
          <text:p/>
        </draw:rect>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546cm" svg:height="1.416cm" svg:x="0cm" svg:y="0cm">
          <text:p/>
          <draw:enhanced-geometry svg:viewBox="0 0 21600 21600" draw:type="mso-spt202" draw:enhanced-path="M 0 0 L 21600 0 21600 21600 0 21600 0 0 Z N"/>
        </draw:custom-shape>
        <draw:custom-shape draw:style-name="Mgr6" draw:text-style-name="MP5" draw:layer="backgroundobjects" svg:width="8.546cm" svg:height="1.416cm" svg:x="11.17cm" svg:y="0cm">
          <text:p/>
          <draw:enhanced-geometry svg:viewBox="0 0 21600 21600" draw:type="mso-spt202" draw:enhanced-path="M 0 0 L 21600 0 21600 21600 0 21600 0 0 Z N"/>
        </draw:custom-shape>
        <draw:page-thumbnail presentation:style-name="Default-title" draw:layer="backgroundobjects" svg:width="14.151cm" svg:height="10.598cm" svg:x="2.755cm" svg:y="2.124cm" presentation:class="page"/>
        <draw:frame presentation:style-name="Default-notes" draw:layer="backgroundobjects" svg:width="14.393cm" svg:height="12.731cm" svg:x="2.632cm" svg:y="13.503cm" presentation:class="notes" presentation:placeholder="true">
          <draw:text-box/>
        </draw:frame>
        <draw:custom-shape draw:style-name="Mgr6" draw:text-style-name="MP5" draw:layer="backgroundobjects" svg:width="8.546cm" svg:height="1.416cm" svg:x="0cm" svg:y="27.005cm">
          <text:p/>
          <draw:enhanced-geometry svg:viewBox="0 0 21600 21600" draw:type="mso-spt202" draw:enhanced-path="M 0 0 L 21600 0 21600 21600 0 21600 0 0 Z N"/>
        </draw:custom-shape>
        <draw:frame presentation:style-name="Mpr1" draw:text-style-name="MP7" draw:layer="backgroundobjects" svg:width="8.489cm" svg:height="1.359cm" svg:x="11.169cm" svg:y="27.004cm" presentation:class="page-number">
          <draw:text-box>
            <text:list text:style-name="ML1">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A beginners guide to solving biological problems in R</dc:title>
    <meta:initial-creator>Ian Roberts</meta:initial-creator>
    <dc:date>2013-08-15T16:26:25</dc:date>
    <meta:print-date>2013-08-15T16:25:20</meta:print-date>
    <meta:editing-cycles>169</meta:editing-cycles>
    <meta:editing-duration>P25DT17H1M50S</meta:editing-duration>
    <meta:generator>OpenOffice.org/3.4.1$Unix OpenOffice.org_project/341m1$Build-9593</meta:generator>
    <meta:document-statistic meta:object-count="229"/>
  </office:meta>
</office:document-meta>
</file>